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" style:family="graphic" style:parent-style-name="standard">
      <style:graphic-properties draw:stroke="none" draw:fill="none" draw:fill-color="#ffffff" fo:min-height="16.854cm"/>
    </style:style>
    <style:style style:name="gr4" style:family="graphic" style:parent-style-name="standard">
      <style:graphic-properties draw:stroke="none" draw:fill="none" draw:fill-color="#ffffff" fo:min-height="28.4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4.322cm" fo:min-width="3.818cm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4.576cm" fo:min-width="3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10" style:family="graphic" style:parent-style-name="standard">
      <style:graphic-properties draw:stroke="none" draw:fill="none" draw:fill-color="#ffffff" fo:min-height="19.81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7.624cm" fo:min-width="3.31cm"/>
    </style:style>
    <style:style style:name="gr12" style:family="graphic" style:parent-style-name="standard">
      <style:graphic-properties draw:stroke="none" draw:fill="none" draw:fill-color="#ffffff" fo:min-height="14.228cm"/>
    </style:style>
    <style:style style:name="gr13" style:family="graphic" style:parent-style-name="standard">
      <style:graphic-properties draw:stroke="none" draw:fill="none" draw:fill-color="#ffffff" fo:min-height="19.143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5.846cm" fo:min-width="5.34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draw:fill-color="#ffffff" fo:min-height="12.285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style:text-autospace="none"/>
      <style:text-properties style:font-name="F" style:font-name-asian="F" style:font-name-complex="F"/>
    </style:style>
    <style:style style:name="P8" style:family="paragraph">
      <loext:graphic-properties draw:fill="none" draw:fill-color="#ffffff"/>
      <style:paragraph-properties style:text-autospace="none"/>
      <style:text-properties style:font-name="F" fo:font-size="10.5pt" style:font-name-asian="F" style:font-size-asian="10.5pt" style:font-name-complex="F" style:font-size-complex="10.5pt"/>
    </style:style>
    <style:style style:name="P9" style:family="paragraph">
      <style:paragraph-properties style:text-autospace="none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style:text-autospace="none"/>
      <style:text-properties fo:font-size="20pt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style:paragraph-properties style:text-autospace="none"/>
      <style:text-properties style:font-name="F" fo:font-size="10.5pt" style:font-name-asian="F" style:font-name-complex="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="none" draw:fill-color="#ffffff"/>
      <style:paragraph-properties style:text-autospace="none"/>
      <style:text-properties style:font-name="F" fo:font-size="8pt" style:font-name-asian="F" style:font-size-asian="8pt" style:font-name-complex="F" style:font-size-complex="8pt"/>
    </style:style>
    <style:style style:name="P16" style:family="paragraph">
      <loext:graphic-properties draw:fill="none" draw:fill-color="#ffffff"/>
      <style:paragraph-properties style:text-autospace="none"/>
      <style:text-properties style:font-name="F" fo:font-size="18pt" style:font-name-asian="F" style:font-size-asian="18pt" style:font-name-complex="F" style:font-size-complex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style:text-autospace="none"/>
      <style:text-properties style:font-name="F" fo:font-size="16pt" style:font-name-asian="F" style:font-size-asian="16pt" style:font-name-complex="F" style:font-size-complex="16pt"/>
    </style:style>
    <style:style style:name="P19" style:family="paragraph">
      <loext:graphic-properties draw:fill="none" draw:fill-color="#ffffff"/>
      <style:paragraph-properties style:text-autospace="none"/>
      <style:text-properties style:font-name="F" fo:font-size="16pt" style:font-name-asian="F" style:font-size-asian="16pt" style:font-name-complex="F" style:font-size-complex="16pt"/>
    </style:style>
    <style:style style:name="P20" style:family="paragraph">
      <style:paragraph-properties style:text-autospace="none"/>
      <style:text-properties style:font-name="F" fo:font-size="7pt" style:font-name-asian="F" style:font-size-asian="7pt" style:font-name-complex="F" style:font-size-complex="7pt"/>
    </style:style>
    <style:style style:name="P21" style:family="paragraph">
      <loext:graphic-properties draw:fill="none" draw:fill-color="#ffffff"/>
      <style:paragraph-properties style:text-autospace="none"/>
      <style:text-properties style:font-name="F" fo:font-size="7pt" style:font-name-asian="F" style:font-size-asian="7pt" style:font-name-complex="F" style:font-size-complex="7pt"/>
    </style:style>
    <style:style style:name="P22" style:family="paragraph">
      <style:paragraph-properties style:text-autospace="none"/>
      <style:text-properties style:font-name="F" fo:font-size="30pt" style:font-name-asian="F" style:font-size-asian="30pt" style:font-name-complex="F" style:font-size-complex="30pt"/>
    </style:style>
    <style:style style:name="P23" style:family="paragraph">
      <loext:graphic-properties draw:fill="none" draw:fill-color="#ffffff"/>
      <style:paragraph-properties style:text-autospace="none"/>
      <style:text-properties style:font-name="F" fo:font-size="30pt" style:font-name-asian="F" style:font-size-asian="30pt" style:font-name-complex="F" style:font-size-complex="30pt"/>
    </style:style>
    <style:style style:name="P2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666666" style:font-name="F" fo:font-size="10.5pt" style:font-name-asian="F" style:font-size-asian="10.5pt" style:font-name-complex="F" style:font-size-complex="10.5pt"/>
    </style:style>
    <style:style style:name="T5" style:family="text">
      <style:text-properties fo:color="#008000" style:font-name="F" fo:font-size="10.5pt" fo:font-weight="bold" style:font-name-asian="F" style:font-size-asian="10.5pt" style:font-weight-asian="bold" style:font-name-complex="F" style:font-size-complex="10.5pt" style:font-weight-complex="bold"/>
    </style:style>
    <style:style style:name="T6" style:family="text">
      <style:text-properties fo:color="#aa22ff" style:font-name="F" fo:font-size="10.5pt" fo:font-weight="bold" style:font-name-asian="F" style:font-size-asian="10.5pt" style:font-weight-asian="bold" style:font-name-complex="F" style:font-size-complex="10.5pt" style:font-weight-complex="bold"/>
    </style:style>
    <style:style style:name="T7" style:family="text">
      <style:text-properties fo:color="#008000" style:font-name="F" fo:font-size="10.5pt" style:font-name-asian="F" style:font-size-asian="10.5pt" style:font-name-complex="F" style:font-size-complex="10.5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666666" fo:font-size="20pt" style:font-size-asian="20pt" style:font-size-complex="20pt"/>
    </style:style>
    <style:style style:name="T10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aa22f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8000" fo:font-size="20pt" style:font-size-asian="20pt" style:font-size-complex="20pt"/>
    </style:style>
    <style:style style:name="T13" style:family="text">
      <style:text-properties fo:color="#666666" style:font-name="F" fo:font-size="20pt" style:font-name-asian="F" style:font-size-asian="20pt" style:font-name-complex="F" style:font-size-complex="20pt"/>
    </style:style>
    <style:style style:name="T14" style:family="text">
      <style:text-properties fo:color="#008000" style:font-name="F" fo:font-size="20pt" fo:font-weight="bold" style:font-name-asian="F" style:font-size-asian="20pt" style:font-weight-asian="bold" style:font-name-complex="F" style:font-size-complex="20pt" style:font-weight-complex="bold"/>
    </style:style>
    <style:style style:name="T15" style:family="text">
      <style:text-properties fo:color="#aa22ff" style:font-name="F" fo:font-size="20pt" fo:font-weight="bold" style:font-name-asian="F" style:font-size-asian="20pt" style:font-weight-asian="bold" style:font-name-complex="F" style:font-size-complex="20pt" style:font-weight-complex="bold"/>
    </style:style>
    <style:style style:name="T16" style:family="text">
      <style:text-properties fo:color="#008000" style:font-name="F" fo:font-size="8pt" fo:font-weight="bold" style:font-name-asian="F" style:font-size-asian="8pt" style:font-weight-asian="bold" style:font-name-complex="F" style:font-size-complex="8pt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ff" style:font-name="F" fo:font-size="8pt" fo:font-weight="bold" style:font-name-asian="F" style:font-size-asian="8pt" style:font-weight-asian="bold" style:font-name-complex="F" style:font-size-complex="8pt" style:font-weight-complex="bold"/>
    </style:style>
    <style:style style:name="T19" style:family="text">
      <style:text-properties fo:color="#0000ff" style:font-name="F" fo:font-size="8pt" style:font-name-asian="F" style:font-size-asian="8pt" style:font-name-complex="F" style:font-size-complex="8pt"/>
    </style:style>
    <style:style style:name="T20" style:family="text">
      <style:text-properties fo:color="#008000" style:font-name="F" fo:font-size="8pt" style:font-name-asian="F" style:font-size-asian="8pt" style:font-name-complex="F" style:font-size-complex="8pt"/>
    </style:style>
    <style:style style:name="T21" style:family="text">
      <style:text-properties fo:color="#666666" style:font-name="F" fo:font-size="8pt" style:font-name-asian="F" style:font-size-asian="8pt" style:font-name-complex="F" style:font-size-complex="8pt"/>
    </style:style>
    <style:style style:name="T22" style:family="text">
      <style:text-properties fo:color="#aa22ff" style:font-name="F" fo:font-size="8pt" fo:font-weight="bold" style:font-name-asian="F" style:font-size-asian="8pt" style:font-weight-asian="bold" style:font-name-complex="F" style:font-size-complex="8pt" style:font-weight-complex="bold"/>
    </style:style>
    <style:style style:name="T23" style:family="text">
      <style:text-properties fo:color="#008000" style:font-name="F" fo:font-size="16pt" fo:font-weight="bold" style:font-name-asian="F" style:font-size-asian="16pt" style:font-weight-asian="bold" style:font-name-complex="F" style:font-size-complex="16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0000ff" style:font-name="F" fo:font-size="16pt" fo:font-weight="bold" style:font-name-asian="F" style:font-size-asian="16pt" style:font-weight-asian="bold" style:font-name-complex="F" style:font-size-complex="16pt" style:font-weight-complex="bold"/>
    </style:style>
    <style:style style:name="T26" style:family="text">
      <style:text-properties fo:color="#0000ff" style:font-name="F" fo:font-size="16pt" style:font-name-asian="F" style:font-size-asian="16pt" style:font-name-complex="F" style:font-size-complex="16pt"/>
    </style:style>
    <style:style style:name="T27" style:family="text">
      <style:text-properties fo:color="#008000" style:font-name="F" fo:font-size="16pt" style:font-name-asian="F" style:font-size-asian="16pt" style:font-name-complex="F" style:font-size-complex="16pt"/>
    </style:style>
    <style:style style:name="T28" style:family="text">
      <style:text-properties fo:color="#666666" style:font-name="F" fo:font-size="16pt" style:font-name-asian="F" style:font-size-asian="16pt" style:font-name-complex="F" style:font-size-complex="16pt"/>
    </style:style>
    <style:style style:name="T29" style:family="text">
      <style:text-properties fo:color="#aa22ff" style:font-name="F" fo:font-size="16pt" fo:font-weight="bold" style:font-name-asian="F" style:font-size-asian="16pt" style:font-weight-asian="bold" style:font-name-complex="F" style:font-size-complex="16pt" style:font-weight-complex="bold"/>
    </style:style>
    <style:style style:name="T30" style:family="text">
      <style:text-properties fo:color="#008000" style:font-name="F" fo:font-size="9pt" fo:font-weight="bold" style:font-name-asian="F" style:font-size-asian="9pt" style:font-weight-asian="bold" style:font-name-complex="F" style:font-size-complex="9pt" style:font-weight-complex="bold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color="#0000ff" style:font-name="F" fo:font-size="9pt" fo:font-weight="bold" style:font-name-asian="F" style:font-size-asian="9pt" style:font-weight-asian="bold" style:font-name-complex="F" style:font-size-complex="9pt" style:font-weight-complex="bold"/>
    </style:style>
    <style:style style:name="T33" style:family="text">
      <style:text-properties fo:color="#0000ff" style:font-name="F" fo:font-size="9pt" style:font-name-asian="F" style:font-size-asian="9pt" style:font-name-complex="F" style:font-size-complex="9pt"/>
    </style:style>
    <style:style style:name="T34" style:family="text">
      <style:text-properties fo:color="#008000" style:font-name="F" fo:font-size="9pt" style:font-name-asian="F" style:font-size-asian="9pt" style:font-name-complex="F" style:font-size-complex="9pt"/>
    </style:style>
    <style:style style:name="T35" style:family="text">
      <style:text-properties fo:color="#666666" style:font-name="F" fo:font-size="9pt" style:font-name-asian="F" style:font-size-asian="9pt" style:font-name-complex="F" style:font-size-complex="9pt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color="#aa22ff" style:font-name="F" fo:font-size="9pt" fo:font-weight="bold" style:font-name-asian="F" style:font-size-asian="9pt" style:font-weight-asian="bold" style:font-name-complex="F" style:font-size-complex="9pt" style:font-weight-complex="bold"/>
    </style:style>
    <style:style style:name="T38" style:family="text">
      <style:text-properties fo:font-size="30pt" style:font-size-asian="30pt" style:font-size-complex="30pt"/>
    </style:style>
    <style:style style:name="T39" style:family="text">
      <style:text-properties fo:color="#666666" style:font-name="F" fo:font-size="30pt" style:font-name-asian="F" style:font-size-asian="30pt" style:font-name-complex="F" style:font-size-complex="30pt"/>
    </style:style>
    <style:style style:name="T40" style:family="text">
      <style:text-properties fo:color="#008000" style:font-name="F" fo:font-size="30pt" fo:font-weight="bold" style:font-name-asian="F" style:font-size-asian="30pt" style:font-weight-asian="bold" style:font-name-complex="F" style:font-size-complex="30pt" style:font-weight-complex="bold"/>
    </style:style>
    <style:style style:name="T41" style:family="text">
      <style:text-properties fo:color="#aa22ff" style:font-name="F" fo:font-size="30pt" fo:font-weight="bold" style:font-name-asian="F" style:font-size-asian="30pt" style:font-weight-asian="bold" style:font-name-complex="F" style:font-size-complex="30pt" style:font-weight-complex="bold"/>
    </style:style>
    <style:style style:name="T42" style:family="text">
      <style:text-properties fo:color="#008000" style:font-name="F" fo:font-size="30pt" style:font-name-asian="F" style:font-size-asian="30pt" style:font-name-complex="F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afe Code Part 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rogramming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Ultimately making something do what you want.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ming is dynami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action between a person and computer</text:p>
                <text:list>
                  <text:list-item>
                    <text:p>You need to understand the problem</text:p>
                  </text:list-item>
                  <text:list-item>
                    <text:p>Then you implement the solution</text:p>
                  </text:list-item>
                  <text:list-item>
                    <text:p>Two different “domains” to consider</text:p>
                  </text:list-item>
                </text:list>
              </text:list-item>
              <text:list-item>
                <text:p>Many problems in computer programs have to do with people</text:p>
              </text:list-item>
              <text:list-item>
                <text:p>Don't under estimate the human factor of programming</text:p>
                <text:list>
                  <text:list-item>
                    <text:p>The working solution can become a broken one even without changing the sourc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lexity is “complex”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important of manging complexity grows as the project grows</text:p>
                <text:list>
                  <text:list-item>
                    <text:p>Plotting a quick graph?</text:p>
                  </text:list-item>
                  <text:list-item>
                    <text:p>Plotting particles in the universe?</text:p>
                  </text:list-item>
                </text:list>
              </text:list-item>
              <text:list-item>
                <text:p>Code changes according to the problems</text:p>
              </text:list-item>
              <text:list-item>
                <text:p>Poorly manged code becomes impossible to</text:p>
                <text:list>
                  <text:list-item>
                    <text:p>Verify correctness</text:p>
                  </text:list-item>
                  <text:list-item>
                    <text:p>Add features</text:p>
                  </text:list-item>
                  <text:list-item>
                    <text:p>Sh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o types of complexit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types (No Silver Bullet):</text:p>
                <text:list>
                  <text:list-item>
                    <text:p>Essential</text:p>
                    <text:list>
                      <text:list-item>
                        <text:p>Complexity inherent to solving the problem</text:p>
                      </text:list-item>
                      <text:list-item>
                        <text:p>IE: Modeling the system, breaking parts down to basic parts, etc...</text:p>
                      </text:list-item>
                    </text:list>
                  </text:list-item>
                  <text:list-item>
                    <text:p>Accidental</text:p>
                    <text:list>
                      <text:list-item>
                        <text:p>Complexity due to building the problem</text:p>
                      </text:list-item>
                      <text:list-item>
                        <text:p>IE: Flawed design in the program, poor choice of language, poor communication of team, etc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zz word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techniques exist to reduce complexity at all levels of a program</text:p>
                <text:list>
                  <text:list-item>
                    <text:p>Object Oriented programming</text:p>
                  </text:list-item>
                  <text:list-item>
                    <text:p>Functional programming</text:p>
                  </text:list-item>
                  <text:list-item>
                    <text:p>High level languages</text:p>
                  </text:list-item>
                  <text:list-item>
                    <text:p>Version Control System (git)</text:p>
                  </text:list-item>
                  <text:list-item>
                    <text:p>Decoupling</text:p>
                  </text:list-item>
                  <text:list-item>
                    <text:p>Standard library (container types, etc…)</text:p>
                  </text:list-item>
                </text:list>
              </text:list-item>
              <text:list-item>
                <text:p>They all exist for a purpose → to solve their problem with given requir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– 2D Gri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have a 2D grid of zeros</text:p>
                <text:list>
                  <text:list-item>
                    <text:p>Ones represents particles</text:p>
                  </text:list-item>
                  <text:list-item>
                    <text:p>Particles move in the grid with velocity</text:p>
                  </text:list-item>
                  <text:list-item>
                    <text:p>They erase the previous position and write the next one</text:p>
                  </text:list-item>
                </text:list>
              </text:list-item>
              <text:list-item>
                <text:p>The following code is absolutely correct</text:p>
                <text:list>
                  <text:list-item>
                    <text:p>It does everything it is suppose to do</text:p>
                  </text:list-item>
                  <text:list-item>
                    <text:p>It doesn't crash or produce errors</text:p>
                  </text:list-item>
                </text:list>
              </text:list-item>
              <text:list-item>
                <text:p>Yet it is error <text:span text:style-name="T1">prone</text:span><text:span text:style-name="T2"> due to its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6" draw:layer="layout" svg:width="11.43cm" svg:height="6.65cm" svg:x="9.652cm" svg:y="1.778cm">
          <draw:text-box>
            <text:list text:style-name="L1">
              <text:list-item>
                <text:p text:style-name="P5">What is wrong with this code?</text:p>
                <text:p text:style-name="P5"/>
              </text:list-item>
              <text:list-item>
                <text:p text:style-name="P5">Nearly everything</text:p>
                <text:p text:style-name="P5"/>
              </text:list-item>
              <text:list-item>
                <text:p text:style-name="P5">Even if it was commented, it wouldn't help at all</text:p>
                <text:p text:style-name="P5"/>
              </text:list-item>
              <text:list-item>
                <text:p text:style-name="P5">Doesn't handle x velocity because it was painful to write</text:p>
              </text:list-item>
            </text:list>
          </draw:text-box>
        </draw:frame>
        <draw:frame draw:style-name="gr3" draw:text-style-name="P8" draw:layer="layout" svg:width="12.964cm" svg:height="17.104cm" svg:x="1.006cm" svg:y="0.508cm">
          <draw:text-box>
            <text:p text:style-name="P7"><text:span text:style-name="T3">grid </text:span><text:span text:style-name="T4">=</text:span><text:span text:style-name="T3"> [[</text:span><text:span text:style-name="T4">0</text:span><text:span text:style-name="T3">]</text:span><text:span text:style-name="T4">*5</text:span><text:span text:style-name="T3"> </text:span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5</text:span><text:span text:style-name="T3">)]</text:span></text:p>
            <text:p text:style-name="P7"/>
            <text:p text:style-name="P7"><text:span text:style-name="T3">x_1 </text:span><text:span text:style-name="T4">=</text:span><text:span text:style-name="T3"> </text:span><text:span text:style-name="T4">0</text:span></text:p>
            <text:p text:style-name="P7"><text:span text:style-name="T3">y_1 </text:span><text:span text:style-name="T4">=</text:span><text:span text:style-name="T3"> </text:span><text:span text:style-name="T4">0</text:span></text:p>
            <text:p text:style-name="P7"><text:span text:style-name="T3">y_velo_1 </text:span><text:span text:style-name="T4">=</text:span><text:span text:style-name="T3"> </text:span><text:span text:style-name="T4">1</text:span></text:p>
            <text:p text:style-name="P7"/>
            <text:p text:style-name="P7"><text:span text:style-name="T3">x_2 </text:span><text:span text:style-name="T4">=</text:span><text:span text:style-name="T3"> </text:span><text:span text:style-name="T4">4</text:span></text:p>
            <text:p text:style-name="P7"><text:span text:style-name="T3">y_2 </text:span><text:span text:style-name="T4">=</text:span><text:span text:style-name="T3"> </text:span><text:span text:style-name="T4">0</text:span></text:p>
            <text:p text:style-name="P7"><text:span text:style-name="T3">y_velo_2 </text:span><text:span text:style-name="T4">=</text:span><text:span text:style-name="T3"> </text:span><text:span text:style-name="T4">1</text:span></text:p>
            <text:p text:style-name="P7"/>
            <text:p text:style-name="P7"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15</text:span><text:span text:style-name="T3">):</text:span></text:p>
            <text:p text:style-name="P7"><text:span text:style-name="T3"><text:s text:c="4"/></text:span><text:span text:style-name="T3">grid[y_1][x_1] </text:span><text:span text:style-name="T4">=</text:span><text:span text:style-name="T3"> </text:span><text:span text:style-name="T4">1</text:span></text:p>
            <text:p text:style-name="P7"><text:span text:style-name="T3"><text:s text:c="4"/></text:span><text:span text:style-name="T3">grid[y_2][x_2] </text:span><text:span text:style-name="T4">=</text:span><text:span text:style-name="T3"> </text:span><text:span text:style-name="T4">1</text:span></text:p>
            <text:p text:style-name="P7"/>
            <text:p text:style-name="P7"><text:span text:style-name="T3"><text:s text:c="4"/></text:span><text:span text:style-name="T5">for</text:span><text:span text:style-name="T3"> row </text:span><text:span text:style-name="T6">in</text:span><text:span text:style-name="T3"> grid:</text:span></text:p>
            <text:p text:style-name="P7"><text:span text:style-name="T3"><text:s text:c="8"/></text:span><text:span text:style-name="T5">print</text:span><text:span text:style-name="T3">(row)</text:span></text:p>
            <text:p text:style-name="P7"/>
            <text:p text:style-name="P7"><text:span text:style-name="T3"><text:s text:c="4"/></text:span><text:span text:style-name="T3">grid[y_1][x_1] </text:span><text:span text:style-name="T4">=</text:span><text:span text:style-name="T3"> </text:span><text:span text:style-name="T4">0</text:span></text:p>
            <text:p text:style-name="P7"><text:span text:style-name="T3"><text:s text:c="4"/></text:span><text:span text:style-name="T3">grid[y_2][x_2] </text:span><text:span text:style-name="T4">=</text:span><text:span text:style-name="T3"> </text:span><text:span text:style-name="T4">0</text:span></text:p>
            <text:p text:style-name="P7"/>
            <text:p text:style-name="P7"><text:span text:style-name="T3"><text:s text:c="4"/></text:span><text:span text:style-name="T3">y_1 </text:span><text:span text:style-name="T4">+=</text:span><text:span text:style-name="T3"> y_velo_1</text:span></text:p>
            <text:p text:style-name="P7"><text:span text:style-name="T3"><text:s text:c="4"/></text:span><text:span text:style-name="T3">y_2 </text:span><text:span text:style-name="T4">+=</text:span><text:span text:style-name="T3"> y_velo_2</text:span></text:p>
            <text:p text:style-name="P7"/>
            <text:p text:style-name="P7"><text:span text:style-name="T3"><text:s text:c="4"/></text:span><text:span text:style-name="T5">if</text:span><text:span text:style-name="T3"> y_1 </text:span><text:span text:style-name="T4">&lt;</text:span><text:span text:style-name="T3"> </text:span><text:span text:style-name="T4">0</text:span><text:span text:style-name="T3"> </text:span><text:span text:style-name="T6">or</text:span><text:span text:style-name="T3"> y_1 </text:span><text:span text:style-name="T4">&gt;</text:span><text:span text:style-name="T3"> </text:span><text:span text:style-name="T4">4</text:span><text:span text:style-name="T3">:</text:span></text:p>
            <text:p text:style-name="P7"><text:span text:style-name="T3"><text:s text:c="8"/></text:span><text:span text:style-name="T3">y_velo_1 </text:span><text:span text:style-name="T4">*=</text:span><text:span text:style-name="T3"> </text:span><text:span text:style-name="T4">-1</text:span></text:p>
            <text:p text:style-name="P7"><text:span text:style-name="T3"><text:s text:c="8"/></text:span><text:span text:style-name="T3">y_1 </text:span><text:span text:style-name="T4">+=</text:span><text:span text:style-name="T3"> y_velo_1</text:span></text:p>
            <text:p text:style-name="P7"/>
            <text:p text:style-name="P7"><text:span text:style-name="T3"><text:s text:c="4"/></text:span><text:span text:style-name="T5">if</text:span><text:span text:style-name="T3"> y_2 </text:span><text:span text:style-name="T4">&lt;</text:span><text:span text:style-name="T3"> </text:span><text:span text:style-name="T4">0</text:span><text:span text:style-name="T3"> </text:span><text:span text:style-name="T6">or</text:span><text:span text:style-name="T3"> y_2 </text:span><text:span text:style-name="T4">&gt;</text:span><text:span text:style-name="T3"> </text:span><text:span text:style-name="T4">4</text:span><text:span text:style-name="T3">:</text:span></text:p>
            <text:p text:style-name="P7"><text:span text:style-name="T3"><text:s text:c="8"/></text:span><text:span text:style-name="T3">y_velo_2 </text:span><text:span text:style-name="T4">*=</text:span><text:span text:style-name="T3"> </text:span><text:span text:style-name="T4">-1</text:span></text:p>
            <text:p text:style-name="P7"><text:span text:style-name="T3"><text:s text:c="8"/></text:span><text:span text:style-name="T3">y_2 </text:span><text:span text:style-name="T4">+=</text:span><text:span text:style-name="T3"> y_velo_2</text:span></text:p>
            <text:p text:style-name="P7"/>
            <text:p text:style-name="P7"><text:span text:style-name="T3"><text:s text:c="4"/></text:span><text:span text:style-name="T5">print</text:span><text:span text:style-name="T3">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0" draw:layer="layout" svg:width="12.964cm" svg:height="28.742cm" svg:x="0.762cm" svg:y="0.508cm">
          <draw:text-box>
            <text:p text:style-name="P9"><text:span text:style-name="T8">grid </text:span><text:span text:style-name="T9">=</text:span><text:span text:style-name="T8"> [[</text:span><text:span text:style-name="T9">0</text:span><text:span text:style-name="T8">]</text:span><text:span text:style-name="T9">*5</text:span><text:span text:style-name="T8"> </text:span><text:span text:style-name="T10">for</text:span><text:span text:style-name="T8"> i </text:span><text:span text:style-name="T11">in</text:span><text:span text:style-name="T8"> </text:span><text:span text:style-name="T12">range</text:span><text:span text:style-name="T8">(</text:span><text:span text:style-name="T9">5</text:span><text:span text:style-name="T8">)]</text:span></text:p>
            <text:p text:style-name="P9"><text:span text:style-name="T8"/></text:p>
            <text:p text:style-name="P9"><text:span text:style-name="T8">x_1 </text:span><text:span text:style-name="T9">=</text:span><text:span text:style-name="T8"> </text:span><text:span text:style-name="T9">0</text:span></text:p>
            <text:p text:style-name="P9"><text:span text:style-name="T8">y_1 </text:span><text:span text:style-name="T9">=</text:span><text:span text:style-name="T8"> </text:span><text:span text:style-name="T9">0</text:span></text:p>
            <text:p text:style-name="P9"><text:span text:style-name="T8">y_velo_1 </text:span><text:span text:style-name="T9">=</text:span><text:span text:style-name="T8"> </text:span><text:span text:style-name="T9">1</text:span></text:p>
            <text:p text:style-name="P9"><text:span text:style-name="T8"/></text:p>
            <text:p text:style-name="P9"><text:span text:style-name="T8">x_2 </text:span><text:span text:style-name="T9">=</text:span><text:span text:style-name="T8"> </text:span><text:span text:style-name="T9">4</text:span></text:p>
            <text:p text:style-name="P9"><text:span text:style-name="T8">y_2 </text:span><text:span text:style-name="T9">=</text:span><text:span text:style-name="T8"> </text:span><text:span text:style-name="T9">0</text:span></text:p>
            <text:p text:style-name="P9"><text:span text:style-name="T8">y_velo_2 </text:span><text:span text:style-name="T9">=</text:span><text:span text:style-name="T8"> </text:span><text:span text:style-name="T9">1</text:span></text:p>
            <text:p text:style-name="P9"><text:span text:style-name="T8"/></text:p>
          </draw:text-box>
        </draw:frame>
        <draw:frame draw:style-name="gr5" draw:text-style-name="P11" draw:layer="layout" svg:width="12.236cm" svg:height="5.228cm" svg:x="11.43cm" svg:y="1.27cm">
          <draw:text-box>
            <text:list text:style-name="L1">
              <text:list-item>
                <text:p>The “grid” of points which are 1s and 0s</text:p>
                <text:p/>
              </text:list-item>
              <text:list-item>
                <text:p>Variables representing first point</text:p>
                <text:p/>
                <text:p/>
                <text:p/>
              </text:list-item>
              <text:list-item>
                <text:p>Varlabes representing second point</text:p>
              </text:list-item>
            </text:list>
          </draw:text-box>
        </draw:frame>
        <draw:frame draw:style-name="gr5" draw:text-style-name="P11" draw:layer="layout" svg:width="15.998cm" svg:height="4.517cm" svg:x="1.524cm" svg:y="9.148cm">
          <draw:text-box>
            <text:list text:style-name="L1">
              <text:list-item>
                <text:p>Nicely laid out to carry meaning</text:p>
                <text:list>
                  <text:list-item>
                    <text:p>Variables related are near each other</text:p>
                    <text:p/>
                  </text:list-item>
                </text:list>
              </text:list-item>
              <text:list-item>
                <text:p>However, there is <text:span text:style-name="T1">no checking</text:span> of this policy</text:p>
                <text:list>
                  <text:list-item>
                    <text:p>Python cannot distinguish the meaning of variables</text:p>
                  </text:list-item>
                  <text:list-item>
                    <text:p>Small errors are ignor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10" draw:layer="layout" svg:width="12.964cm" svg:height="28.742cm" svg:x="0.752cm" svg:y="0.722cm">
          <draw:text-box>
            <text:p text:style-name="P9"><text:span text:style-name="T10">for</text:span><text:span text:style-name="T8"> i </text:span><text:span text:style-name="T11">in</text:span><text:span text:style-name="T8"> </text:span><text:span text:style-name="T12">range</text:span><text:span text:style-name="T8">(</text:span><text:span text:style-name="T9">9</text:span><text:span text:style-name="T8">):</text:span></text:p>
            <text:p text:style-name="P9"><text:span text:style-name="T8"><text:s text:c="4"/></text:span><text:span text:style-name="T8">grid[y_1][x_1] </text:span><text:span text:style-name="T9">=</text:span><text:span text:style-name="T8"> </text:span><text:span text:style-name="T9">1</text:span></text:p>
            <text:p text:style-name="P9"><text:span text:style-name="T8"><text:s text:c="4"/></text:span><text:span text:style-name="T8">grid[y_2][x_2] </text:span><text:span text:style-name="T9">=</text:span><text:span text:style-name="T8"> </text:span><text:span text:style-name="T9">1</text:span></text:p>
            <text:p text:style-name="P9"><text:span text:style-name="T8"/></text:p>
            <text:p text:style-name="P9"><text:span text:style-name="T8"><text:s text:c="4"/></text:span><text:span text:style-name="T10">for</text:span><text:span text:style-name="T8"> row </text:span><text:span text:style-name="T11">in</text:span><text:span text:style-name="T8"> grid:</text:span></text:p>
            <text:p text:style-name="P9"><text:span text:style-name="T8"><text:s text:c="8"/></text:span><text:span text:style-name="T10">print</text:span><text:span text:style-name="T8">(row)</text:span></text:p>
            <text:p text:style-name="P9"><text:span text:style-name="T8"/></text:p>
            <text:p text:style-name="P9"><text:span text:style-name="T8"><text:s text:c="4"/></text:span><text:span text:style-name="T8">grid[y_1][x_1] </text:span><text:span text:style-name="T9">=</text:span><text:span text:style-name="T8"> </text:span><text:span text:style-name="T9">0</text:span></text:p>
            <text:p text:style-name="P9"><text:span text:style-name="T8"><text:s text:c="4"/></text:span><text:span text:style-name="T8">grid[y_2][x_2] </text:span><text:span text:style-name="T9">=</text:span><text:span text:style-name="T8"> </text:span><text:span text:style-name="T9">0</text:span></text:p>
            <text:p text:style-name="P9"><text:span text:style-name="T8"/></text:p>
          </draw:text-box>
        </draw:frame>
        <draw:frame draw:style-name="gr5" draw:text-style-name="P11" draw:layer="layout" svg:width="11.22cm" svg:height="3.806cm" svg:x="10.624cm" svg:y="2.544cm">
          <draw:text-box>
            <text:list text:style-name="L1">
              <text:list-item>
                <text:p>Plot the point on the grid</text:p>
                <text:p/>
              </text:list-item>
              <text:list-item>
                <text:p>Print the updated point</text:p>
                <text:p/>
              </text:list-item>
              <text:list-item>
                <text:p>Remove the point for the next frame</text:p>
              </text:list-item>
            </text:list>
          </draw:text-box>
        </draw:frame>
        <draw:frame draw:style-name="gr5" draw:text-style-name="P11" draw:layer="layout" svg:width="19.851cm" svg:height="3.095cm" svg:x="0.977cm" svg:y="9.906cm">
          <draw:text-box>
            <text:list text:style-name="L1">
              <text:list-item>
                <text:p>You can easily mistype the variables and get very strange behavior</text:p>
                <text:p/>
              </text:list-item>
              <text:list-item>
                <text:p>Hours are wasted just to find small typos</text:p>
                <text:list>
                  <text:list-item>
                    <text:p>I know because <text:span text:style-name="T1">thats what I di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6" draw:layer="layout" svg:width="11.43cm" svg:height="6.65cm" svg:x="9.906cm" svg:y="1.016cm">
          <draw:text-box>
            <text:list text:style-name="L1">
              <text:list-item>
                <text:p text:style-name="P5">Update velocities of points</text:p>
                <text:p text:style-name="P5"/>
              </text:list-item>
              <text:list-item>
                <text:p text:style-name="P5">Check for collesion and update points</text:p>
              </text:list-item>
            </text:list>
          </draw:text-box>
        </draw:frame>
        <draw:frame draw:style-name="gr3" draw:text-style-name="P8" draw:layer="layout" svg:width="12.964cm" svg:height="17.104cm" svg:x="0.508cm" svg:y="0.676cm">
          <draw:text-box>
            <text:p text:style-name="P12"><text:span text:style-name="T8"><text:s text:c="4"/></text:span><text:span text:style-name="T8">y_1 </text:span><text:span text:style-name="T13">+=</text:span><text:span text:style-name="T8"> y_velo_1</text:span></text:p>
            <text:p text:style-name="P12"><text:span text:style-name="T8"><text:s text:c="4"/></text:span><text:span text:style-name="T8">y_2 </text:span><text:span text:style-name="T13">+=</text:span><text:span text:style-name="T8"> y_velo_2</text:span></text:p>
            <text:p text:style-name="P12"/>
            <text:p text:style-name="P12"><text:span text:style-name="T8"><text:s text:c="4"/></text:span><text:span text:style-name="T14">if</text:span><text:span text:style-name="T8"> y_1 </text:span><text:span text:style-name="T13">&lt;</text:span><text:span text:style-name="T8"> </text:span><text:span text:style-name="T13">0</text:span><text:span text:style-name="T8"> </text:span><text:span text:style-name="T15">or</text:span><text:span text:style-name="T8"> y_1 </text:span><text:span text:style-name="T13">&gt;</text:span><text:span text:style-name="T8"> </text:span><text:span text:style-name="T13">4</text:span><text:span text:style-name="T8">:</text:span></text:p>
            <text:p text:style-name="P12"><text:span text:style-name="T8"><text:s text:c="8"/></text:span><text:span text:style-name="T8">y_velo_1 </text:span><text:span text:style-name="T13">*=</text:span><text:span text:style-name="T8"> </text:span><text:span text:style-name="T13">-1</text:span></text:p>
            <text:p text:style-name="P12"><text:span text:style-name="T8"><text:s text:c="8"/></text:span><text:span text:style-name="T8">y_1 </text:span><text:span text:style-name="T13">+=</text:span><text:span text:style-name="T8"> y_velo_1</text:span></text:p>
            <text:p text:style-name="P12"/>
            <text:p text:style-name="P12"><text:span text:style-name="T8"><text:s text:c="4"/></text:span><text:span text:style-name="T14">if</text:span><text:span text:style-name="T8"> y_2 </text:span><text:span text:style-name="T13">&lt;</text:span><text:span text:style-name="T8"> </text:span><text:span text:style-name="T13">0</text:span><text:span text:style-name="T8"> </text:span><text:span text:style-name="T15">or</text:span><text:span text:style-name="T8"> y_2 </text:span><text:span text:style-name="T13">&gt;</text:span><text:span text:style-name="T8"> </text:span><text:span text:style-name="T13">4</text:span><text:span text:style-name="T8">:</text:span></text:p>
            <text:p text:style-name="P12"><text:span text:style-name="T8"><text:s text:c="8"/></text:span><text:span text:style-name="T8">y_velo_2 </text:span><text:span text:style-name="T13">*=</text:span><text:span text:style-name="T8"> </text:span><text:span text:style-name="T13">-1</text:span></text:p>
            <text:p text:style-name="P12"><text:span text:style-name="T8"><text:s text:c="8"/></text:span><text:span text:style-name="T8">y_2 </text:span><text:span text:style-name="T13">+=</text:span><text:span text:style-name="T8"> y_velo_2</text:span></text:p>
            <text:p text:style-name="P12"/>
            <text:p text:style-name="P12"><text:span text:style-name="T8"><text:s text:c="4"/></text:span><text:span text:style-name="T14">print</text:span><text:span text:style-name="T8">()</text:span></text:p>
          </draw:text-box>
        </draw:frame>
        <draw:frame draw:style-name="gr5" draw:text-style-name="P11" draw:layer="layout" svg:width="13.387cm" svg:height="2.384cm" svg:x="1.345cm" svg:y="11.332cm">
          <draw:text-box>
            <text:list text:style-name="L1">
              <text:list-item>
                <text:p>Suffers from the same problem as before</text:p>
                <text:p/>
              </text:list-item>
              <text:list-item>
                <text:p>Also contains literals without explaining wh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11" draw:layer="layout" svg:width="8.499cm" svg:height="10.916cm" svg:x="1.778cm" svg:y="1.778cm">
          <draw:text-box>
            <text:p>How we think of the problem</text:p>
            <text:p/>
            <text:p text:style-name="P2">A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  <text:p text:style-name="P2"/>
            <text:p text:style-name="P2">B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</draw:text-box>
        </draw:frame>
        <draw:path draw:style-name="gr6" draw:text-style-name="P13" draw:layer="layout" svg:width="10.435cm" svg:height="18.435cm" draw:transform="rotate (2.28969744569136) translate (15.0864114488893cm 18.3003337081089cm)" svg:viewBox="0 0 10436 18436" svg:d="M2464 7786c437-60 691 331 990 548 402 290 903 536 1122 981 249 508-1 1139-160 1682-99 338-501 489-611 808-192 553-929 491-523-426 585-1324 494-2900 1292-4143 503-783 1208-1399 1750-2145 492-679 1296-314 1882-143 732 214 1282 742 1740 1300 736 897 540 2291 84 3301-387 856-1018 1819-2163 1814-1140-4-2395 420-3526-208-1173-651-64-2204 256-2813 545-1035 1334-2055 2492-2518 808-322 2083 20 2047 802-125 2730-2541 4712-4105 6954-806 1156-2504 2757-3525 1582-1524-1751 1517-4300 907-6333-629-2097 1177-6454 2689-5190 1680 1405-1316 4177-2546 6050-2240 3412-613-6080 527-3598 977 2128 1077-5446 3313-6050 1764-476-977 3321 189 4896 1186 1601-977 3887-2475 5058-770 602-1745-266-2358-849-540-514 36-1264 426-1546s572-1261 1328-787c1718 1076 922 3871 982 5269 124 2890-2036 4455-3675 6245-339 371-1126-269-679-976 732-1159 1669-2133 2408-3263 294-451 672-147 624 162-90 589-418 1168-930 1392-1569 688 2338-5289 1093-2527-774 1719 1972-3391 3639-4231 431-217 35 652-147 862-901 1038 759-2169 1388-1695 612 462 1253-200 1785 188 511 373 238 1054 4 1346-349 435-640 999-1220 1138-419 100-1250 187-1332-303-78-466 393-1230 831-1095 1308 404-1088 1569-1081 2987 9 1659-1760 3273-3482 3760-266 75-651-358-375-777 648-984 975-2183 1844-3019l538-616 159-181">
          <text:p/>
        </draw:path>
        <draw:frame draw:style-name="gr5" draw:text-style-name="P11" draw:layer="layout" svg:width="10.903cm" svg:height="8.072cm" svg:x="15.748cm" svg:y="2.032cm">
          <draw:text-box>
            <text:p>What actually is happening</text:p>
            <text:p/>
            <text:p/>
            <text:p/>
            <text:p/>
            <text:p>x_position<text:tab/><text:tab/><text:tab/><text:tab/>y_velocity</text:p>
            <text:p/>
            <text:p/>
            <text:p><text:s/>y_position<text:tab/><text:tab/>x_position</text:p>
            <text:p/>
            <text:p><text:tab/>z_position</text:p>
          </draw:text-box>
        </draw:frame>
        <draw:frame draw:style-name="gr5" draw:text-style-name="P11" draw:layer="layout" svg:width="18.326cm" svg:height="3.095cm" svg:x="5.334cm" svg:y="15.494cm">
          <draw:text-box>
            <text:list text:style-name="L1">
              <text:list-item>
                <text:p>You can't tell what is going on with the variables easily</text:p>
                <text:p/>
              </text:list-item>
              <text:list-item>
                <text:p>They are named consistently</text:p>
                <text:list>
                  <text:list-item>
                    <text:p>However, there is no enforcing how we think of the probl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7" draw:text-style-name="P2" draw:layer="layout" svg:width="4.318cm" svg:height="4.572cm" svg:x="11.43cm" svg:y="3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4.318cm" svg:height="4.826cm" svg:x="11.43cm" svg:y="8.12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8.922cm" svg:height="10.916cm" svg:x="9.112cm" svg:y="1.784cm">
          <draw:text-box>
            <text:p>Object Oriented Programming</text:p>
            <text:p/>
            <text:p text:style-name="P2">A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  <text:p text:style-name="P2"/>
            <text:p text:style-name="P2">B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</draw:text-box>
        </draw:frame>
        <draw:frame draw:style-name="gr5" draw:text-style-name="P11" draw:layer="layout" svg:width="18.713cm" svg:height="3.095cm" svg:x="3.556cm" svg:y="14.478cm">
          <draw:text-box>
            <text:list text:style-name="L1">
              <text:list-item>
                <text:p>Points share the same design of but are created independently</text:p>
                <text:p/>
              </text:list-item>
              <text:list-item>
                <text:p>A's position will always be different from B's position</text:p>
                <text:list>
                  <text:list-item>
                    <text:p>Python can enforce if we are misusing variab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11" draw:layer="layout" svg:width="14.224cm" svg:height="7.361cm" svg:x="11.938cm" svg:y="2.54cm">
          <draw:text-box>
            <text:list text:style-name="L1">
              <text:list-item>
                <text:p>Much better code</text:p>
                <text:p/>
              </text:list-item>
              <text:list-item>
                <text:p>Uses features provided by python</text:p>
                <text:p/>
              </text:list-item>
              <text:list-item>
                <text:p>Uses classes to represent data and common behavior</text:p>
                <text:p/>
              </text:list-item>
              <text:list-item>
                <text:p>Code unwieldy to use</text:p>
                <text:list>
                  <text:list-item>
                    <text:list>
                      <text:list-item>
                        <text:p>You still have to retype variables for everyth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5" draw:layer="layout" svg:width="14.8cm" svg:height="20.066cm" svg:x="1.202cm" svg:y="0.508cm">
          <draw:text-box>
            <text:p text:style-name="P7"><text:span text:style-name="T16">class</text:span><text:span text:style-name="T17"> </text:span><text:span text:style-name="T18">Point</text:span><text:span text:style-name="T17">():</text:span></text:p>
            <text:p text:style-name="P7"><text:span text:style-name="T17"><text:s text:c="4"/></text:span><text:span text:style-name="T16">def</text:span><text:span text:style-name="T17"> </text:span><text:span text:style-name="T19">__init__</text:span><text:span text:style-name="T17">(</text:span><text:span text:style-name="T20">self</text:span><text:span text:style-name="T17">, y_pos</text:span><text:span text:style-name="T21">=0</text:span><text:span text:style-name="T17">, x_pos</text:span><text:span text:style-name="T21">=0</text:span><text:span text:style-name="T17">, y_velo</text:span><text:span text:style-name="T21">=0</text:span><text:span text:style-name="T17">, x_velo</text:span><text:span text:style-name="T21">=0</text:span><text:span text:style-name="T17">):</text:span></text:p>
            <text:p text:style-name="P7"><text:span text:style-name="T17"><text:s text:c="8"/></text:span><text:span text:style-name="T20">self</text:span><text:span text:style-name="T21">.</text:span><text:span text:style-name="T17">x_pos </text:span><text:span text:style-name="T21">=</text:span><text:span text:style-name="T17"> x_pos</text:span></text:p>
            <text:p text:style-name="P7"><text:span text:style-name="T17"><text:s text:c="8"/></text:span><text:span text:style-name="T20">self</text:span><text:span text:style-name="T21">.</text:span><text:span text:style-name="T17">y_pos </text:span><text:span text:style-name="T21">=</text:span><text:span text:style-name="T17"> y_pos</text:span></text:p>
            <text:p text:style-name="P7"/>
            <text:p text:style-name="P7"><text:span text:style-name="T17"><text:s text:c="8"/></text:span><text:span text:style-name="T20">self</text:span><text:span text:style-name="T21">.</text:span><text:span text:style-name="T17">x_velo </text:span><text:span text:style-name="T21">=</text:span><text:span text:style-name="T17"> x_velo</text:span></text:p>
            <text:p text:style-name="P7"><text:span text:style-name="T17"><text:s text:c="8"/></text:span><text:span text:style-name="T20">self</text:span><text:span text:style-name="T21">.</text:span><text:span text:style-name="T17">y_velo </text:span><text:span text:style-name="T21">=</text:span><text:span text:style-name="T17"> y_velo</text:span></text:p>
            <text:p text:style-name="P7"/>
            <text:p text:style-name="P7"><text:span text:style-name="T17"><text:s text:c="4"/></text:span><text:span text:style-name="T16">def</text:span><text:span text:style-name="T17"> </text:span><text:span text:style-name="T19">move</text:span><text:span text:style-name="T17">(</text:span><text:span text:style-name="T20">self</text:span><text:span text:style-name="T17">):</text:span></text:p>
            <text:p text:style-name="P7"><text:span text:style-name="T17"><text:s text:c="8"/></text:span><text:span text:style-name="T20">self</text:span><text:span text:style-name="T21">.</text:span><text:span text:style-name="T17">x_pos </text:span><text:span text:style-name="T21">+=</text:span><text:span text:style-name="T17"> </text:span><text:span text:style-name="T20">self</text:span><text:span text:style-name="T21">.</text:span><text:span text:style-name="T17">x_velo</text:span></text:p>
            <text:p text:style-name="P7"><text:span text:style-name="T17"><text:s text:c="8"/></text:span><text:span text:style-name="T20">self</text:span><text:span text:style-name="T21">.</text:span><text:span text:style-name="T17">y_pos </text:span><text:span text:style-name="T21">+=</text:span><text:span text:style-name="T17"> </text:span><text:span text:style-name="T20">self</text:span><text:span text:style-name="T21">.</text:span><text:span text:style-name="T17">y_velo</text:span></text:p>
            <text:p text:style-name="P7"/>
            <text:p text:style-name="P7"><text:span text:style-name="T17"><text:s text:c="4"/></text:span><text:span text:style-name="T16">def</text:span><text:span text:style-name="T17"> </text:span><text:span text:style-name="T19">bounce</text:span><text:span text:style-name="T17">(</text:span><text:span text:style-name="T20">self</text:span><text:span text:style-name="T17">, grid_size):</text:span></text:p>
            <text:p text:style-name="P7"><text:span text:style-name="T17"><text:s text:c="8"/></text:span><text:span text:style-name="T16">if</text:span><text:span text:style-name="T17"> </text:span><text:span text:style-name="T20">self</text:span><text:span text:style-name="T21">.</text:span><text:span text:style-name="T17">x_pos </text:span><text:span text:style-name="T21">&lt;</text:span><text:span text:style-name="T17"> </text:span><text:span text:style-name="T21">0</text:span><text:span text:style-name="T17"> </text:span><text:span text:style-name="T22">or</text:span><text:span text:style-name="T17"> </text:span><text:span text:style-name="T20">self</text:span><text:span text:style-name="T21">.</text:span><text:span text:style-name="T17">x_pos </text:span><text:span text:style-name="T21">&gt;</text:span><text:span text:style-name="T17"> grid_size </text:span><text:span text:style-name="T21">-</text:span><text:span text:style-name="T17"> </text:span><text:span text:style-name="T21">1</text:span><text:span text:style-name="T17">:</text:span></text:p>
            <text:p text:style-name="P7"><text:span text:style-name="T17"><text:s text:c="12"/></text:span><text:span text:style-name="T20">self</text:span><text:span text:style-name="T21">.</text:span><text:span text:style-name="T17">x_velo </text:span><text:span text:style-name="T21">*=</text:span><text:span text:style-name="T17"> </text:span><text:span text:style-name="T21">-1</text:span></text:p>
            <text:p text:style-name="P7"><text:span text:style-name="T17"><text:s text:c="12"/></text:span><text:span text:style-name="T20">self</text:span><text:span text:style-name="T21">.</text:span><text:span text:style-name="T17">x_pos </text:span><text:span text:style-name="T21">+=</text:span><text:span text:style-name="T17"> </text:span><text:span text:style-name="T20">self</text:span><text:span text:style-name="T21">.</text:span><text:span text:style-name="T17">x_velo</text:span></text:p>
            <text:p text:style-name="P7"/>
            <text:p text:style-name="P7"><text:span text:style-name="T17"><text:s text:c="8"/></text:span><text:span text:style-name="T16">if</text:span><text:span text:style-name="T17"> </text:span><text:span text:style-name="T20">self</text:span><text:span text:style-name="T21">.</text:span><text:span text:style-name="T17">y_pos </text:span><text:span text:style-name="T21">&lt;</text:span><text:span text:style-name="T17"> </text:span><text:span text:style-name="T21">0</text:span><text:span text:style-name="T17"> </text:span><text:span text:style-name="T22">or</text:span><text:span text:style-name="T17"> </text:span><text:span text:style-name="T20">self</text:span><text:span text:style-name="T21">.</text:span><text:span text:style-name="T17">y_pos </text:span><text:span text:style-name="T21">&gt;</text:span><text:span text:style-name="T17"> grid_size </text:span><text:span text:style-name="T21">-</text:span><text:span text:style-name="T17"> </text:span><text:span text:style-name="T21">1</text:span><text:span text:style-name="T17">:</text:span></text:p>
            <text:p text:style-name="P7"><text:span text:style-name="T17"><text:s text:c="12"/></text:span><text:span text:style-name="T20">self</text:span><text:span text:style-name="T21">.</text:span><text:span text:style-name="T17">y_velo </text:span><text:span text:style-name="T21">*=</text:span><text:span text:style-name="T17"> </text:span><text:span text:style-name="T21">-1</text:span></text:p>
            <text:p text:style-name="P7"><text:span text:style-name="T17"><text:s text:c="12"/></text:span><text:span text:style-name="T20">self</text:span><text:span text:style-name="T21">.</text:span><text:span text:style-name="T17">y_pos </text:span><text:span text:style-name="T21">+=</text:span><text:span text:style-name="T17"> </text:span><text:span text:style-name="T20">self</text:span><text:span text:style-name="T21">.</text:span><text:span text:style-name="T17">y_velo</text:span></text:p>
            <text:p text:style-name="P7"/>
            <text:p text:style-name="P7"><text:span text:style-name="T17">GRID_SIZE </text:span><text:span text:style-name="T21">=</text:span><text:span text:style-name="T17"> </text:span><text:span text:style-name="T21">5</text:span></text:p>
            <text:p text:style-name="P7"><text:span text:style-name="T17">grid </text:span><text:span text:style-name="T21">=</text:span><text:span text:style-name="T17"> [[</text:span><text:span text:style-name="T21">0</text:span><text:span text:style-name="T17">]</text:span><text:span text:style-name="T21">*</text:span><text:span text:style-name="T17">GRID_SIZE </text:span><text:span text:style-name="T16">for</text:span><text:span text:style-name="T17"> i </text:span><text:span text:style-name="T22">in</text:span><text:span text:style-name="T17"> </text:span><text:span text:style-name="T20">range</text:span><text:span text:style-name="T17">(GRID_SIZE)]</text:span></text:p>
            <text:p text:style-name="P7"/>
            <text:p text:style-name="P7"><text:span text:style-name="T17">point </text:span><text:span text:style-name="T21">=</text:span><text:span text:style-name="T17"> Point(y_pos</text:span><text:span text:style-name="T21">=0</text:span><text:span text:style-name="T17">, x_pos</text:span><text:span text:style-name="T21">=0</text:span><text:span text:style-name="T17">, y_velo</text:span><text:span text:style-name="T21">=1</text:span><text:span text:style-name="T17">, x_velo</text:span><text:span text:style-name="T21">=0</text:span><text:span text:style-name="T17">)</text:span></text:p>
            <text:p text:style-name="P7"><text:span text:style-name="T17">point_1 </text:span><text:span text:style-name="T21">=</text:span><text:span text:style-name="T17"> Point(y_pos</text:span><text:span text:style-name="T21">=4</text:span><text:span text:style-name="T17">, x_pos</text:span><text:span text:style-name="T21">=0</text:span><text:span text:style-name="T17">, y_velo</text:span><text:span text:style-name="T21">=1</text:span><text:span text:style-name="T17">, x_velo</text:span><text:span text:style-name="T21">=0</text:span><text:span text:style-name="T17">)</text:span></text:p>
            <text:p text:style-name="P7"/>
            <text:p text:style-name="P7"><text:span text:style-name="T16">for</text:span><text:span text:style-name="T17"> i </text:span><text:span text:style-name="T22">in</text:span><text:span text:style-name="T17"> </text:span><text:span text:style-name="T20">range</text:span><text:span text:style-name="T17">(</text:span><text:span text:style-name="T21">5</text:span><text:span text:style-name="T17">):</text:span></text:p>
            <text:p text:style-name="P7"><text:span text:style-name="T17"><text:s text:c="4"/></text:span><text:span text:style-name="T17">grid[point</text:span><text:span text:style-name="T21">.</text:span><text:span text:style-name="T17">y_pos][point</text:span><text:span text:style-name="T21">.</text:span><text:span text:style-name="T17">x_pos] </text:span><text:span text:style-name="T21">=</text:span><text:span text:style-name="T17"> </text:span><text:span text:style-name="T21">1</text:span></text:p>
            <text:p text:style-name="P7"><text:span text:style-name="T17"><text:s text:c="4"/></text:span><text:span text:style-name="T17">grid[point_1</text:span><text:span text:style-name="T21">.</text:span><text:span text:style-name="T17">y_pos][point_1</text:span><text:span text:style-name="T21">.</text:span><text:span text:style-name="T17">x_pos] </text:span><text:span text:style-name="T21">=</text:span><text:span text:style-name="T17"> </text:span><text:span text:style-name="T21">1</text:span></text:p>
            <text:p text:style-name="P7"/>
            <text:p text:style-name="P7"><text:span text:style-name="T17"><text:s text:c="4"/></text:span><text:span text:style-name="T16">for</text:span><text:span text:style-name="T17"> row </text:span><text:span text:style-name="T22">in</text:span><text:span text:style-name="T17"> grid:</text:span></text:p>
            <text:p text:style-name="P7"><text:span text:style-name="T17"><text:s text:c="8"/></text:span><text:span text:style-name="T16">print</text:span><text:span text:style-name="T17">(row)</text:span></text:p>
            <text:p text:style-name="P7"><text:span text:style-name="T17"><text:s text:c="4"/></text:span><text:span text:style-name="T16">print</text:span><text:span text:style-name="T17">()</text:span></text:p>
            <text:p text:style-name="P7"/>
            <text:p text:style-name="P7"><text:span text:style-name="T17"><text:s text:c="4"/></text:span><text:span text:style-name="T17">grid[point</text:span><text:span text:style-name="T21">.</text:span><text:span text:style-name="T17">y_pos][point</text:span><text:span text:style-name="T21">.</text:span><text:span text:style-name="T17">x_pos] </text:span><text:span text:style-name="T21">=</text:span><text:span text:style-name="T17"> </text:span><text:span text:style-name="T21">0</text:span></text:p>
            <text:p text:style-name="P7"><text:span text:style-name="T17"><text:s text:c="4"/></text:span><text:span text:style-name="T17">grid[point_1</text:span><text:span text:style-name="T21">.</text:span><text:span text:style-name="T17">y_pos][point_1</text:span><text:span text:style-name="T21">.</text:span><text:span text:style-name="T17">x_pos] </text:span><text:span text:style-name="T21">=</text:span><text:span text:style-name="T17"> </text:span><text:span text:style-name="T21">0</text:span></text:p>
            <text:p text:style-name="P7"/>
            <text:p text:style-name="P7"><text:span text:style-name="T17"><text:s text:c="4"/></text:span><text:span text:style-name="T17">point</text:span><text:span text:style-name="T21">.</text:span><text:span text:style-name="T17">move()</text:span></text:p>
            <text:p text:style-name="P7"><text:span text:style-name="T17"><text:s text:c="4"/></text:span><text:span text:style-name="T17">point</text:span><text:span text:style-name="T21">.</text:span><text:span text:style-name="T17">bounce(GRID_SIZE)</text:span></text:p>
            <text:p text:style-name="P7"/>
            <text:p text:style-name="P7"><text:span text:style-name="T17"><text:s text:c="4"/></text:span><text:span text:style-name="T17">point_1</text:span><text:span text:style-name="T21">.</text:span><text:span text:style-name="T17">move()</text:span></text:p>
            <text:p text:style-name="P7"><text:span text:style-name="T17"><text:s text:c="4"/></text:span><text:span text:style-name="T17">point_1</text:span><text:span text:style-name="T21">.</text:span><text:span text:style-name="T17">bounce(GRID_SIZ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0" draw:text-style-name="P16" draw:layer="layout" svg:width="19.118cm" svg:height="20.066cm" svg:x="1.202cm" svg:y="0.508cm">
          <draw:text-box>
            <text:p text:style-name="P7"><text:span text:style-name="T23">class</text:span><text:span text:style-name="T24"> </text:span><text:span text:style-name="T25">Point</text:span><text:span text:style-name="T24">():</text:span></text:p>
            <text:p text:style-name="P7"><text:span text:style-name="T24"><text:s text:c="4"/></text:span><text:span text:style-name="T23">def</text:span><text:span text:style-name="T24"> </text:span><text:span text:style-name="T26">__init__</text:span><text:span text:style-name="T24">(</text:span><text:span text:style-name="T27">self</text:span><text:span text:style-name="T24">, y_pos</text:span><text:span text:style-name="T28">=0</text:span><text:span text:style-name="T24">, x_pos</text:span><text:span text:style-name="T28">=0</text:span><text:span text:style-name="T24">, y_velo</text:span><text:span text:style-name="T28">=0</text:span><text:span text:style-name="T24">, x_velo</text:span><text:span text:style-name="T28">=0</text:span><text:span text:style-name="T24">):</text:span></text:p>
            <text:p text:style-name="P7"><text:span text:style-name="T24"><text:s text:c="8"/></text:span><text:span text:style-name="T27">self</text:span><text:span text:style-name="T28">.</text:span><text:span text:style-name="T24">x_pos </text:span><text:span text:style-name="T28">=</text:span><text:span text:style-name="T24"> x_pos</text:span></text:p>
            <text:p text:style-name="P7"><text:span text:style-name="T24"><text:s text:c="8"/></text:span><text:span text:style-name="T27">self</text:span><text:span text:style-name="T28">.</text:span><text:span text:style-name="T24">y_pos </text:span><text:span text:style-name="T28">=</text:span><text:span text:style-name="T24"> y_pos</text:span></text:p>
            <text:p text:style-name="P7"/>
            <text:p text:style-name="P7"><text:span text:style-name="T24"><text:s text:c="8"/></text:span><text:span text:style-name="T27">self</text:span><text:span text:style-name="T28">.</text:span><text:span text:style-name="T24">x_velo </text:span><text:span text:style-name="T28">=</text:span><text:span text:style-name="T24"> x_velo</text:span></text:p>
            <text:p text:style-name="P7"><text:span text:style-name="T24"><text:s text:c="8"/></text:span><text:span text:style-name="T27">self</text:span><text:span text:style-name="T28">.</text:span><text:span text:style-name="T24">y_velo </text:span><text:span text:style-name="T28">=</text:span><text:span text:style-name="T24"> y_velo</text:span></text:p>
            <text:p text:style-name="P7"/>
            <text:p text:style-name="P7"><text:span text:style-name="T24"><text:s text:c="4"/></text:span><text:span text:style-name="T23">def</text:span><text:span text:style-name="T24"> </text:span><text:span text:style-name="T26">move</text:span><text:span text:style-name="T24">(</text:span><text:span text:style-name="T27">self</text:span><text:span text:style-name="T24">):</text:span></text:p>
            <text:p text:style-name="P7"><text:span text:style-name="T24"><text:s text:c="8"/></text:span><text:span text:style-name="T27">self</text:span><text:span text:style-name="T28">.</text:span><text:span text:style-name="T24">x_pos </text:span><text:span text:style-name="T28">+=</text:span><text:span text:style-name="T24"> </text:span><text:span text:style-name="T27">self</text:span><text:span text:style-name="T28">.</text:span><text:span text:style-name="T24">x_velo</text:span></text:p>
            <text:p text:style-name="P7"><text:span text:style-name="T24"><text:s text:c="8"/></text:span><text:span text:style-name="T27">self</text:span><text:span text:style-name="T28">.</text:span><text:span text:style-name="T24">y_pos </text:span><text:span text:style-name="T28">+=</text:span><text:span text:style-name="T24"> </text:span><text:span text:style-name="T27">self</text:span><text:span text:style-name="T28">.</text:span><text:span text:style-name="T24">y_velo</text:span></text:p>
            <text:p text:style-name="P7"/>
            <text:p text:style-name="P7"><text:span text:style-name="T24"><text:s text:c="4"/></text:span><text:span text:style-name="T23">def</text:span><text:span text:style-name="T24"> </text:span><text:span text:style-name="T26">bounce</text:span><text:span text:style-name="T24">(</text:span><text:span text:style-name="T27">self</text:span><text:span text:style-name="T24">, grid_size):</text:span></text:p>
            <text:p text:style-name="P7"><text:span text:style-name="T24"><text:s text:c="8"/></text:span><text:span text:style-name="T23">if</text:span><text:span text:style-name="T24"> </text:span><text:span text:style-name="T27">self</text:span><text:span text:style-name="T28">.</text:span><text:span text:style-name="T24">x_pos </text:span><text:span text:style-name="T28">&lt;</text:span><text:span text:style-name="T24"> </text:span><text:span text:style-name="T28">0</text:span><text:span text:style-name="T24"> </text:span><text:span text:style-name="T29">or</text:span><text:span text:style-name="T24"> </text:span><text:span text:style-name="T27">self</text:span><text:span text:style-name="T28">.</text:span><text:span text:style-name="T24">x_pos </text:span><text:span text:style-name="T28">&gt;</text:span><text:span text:style-name="T24"> grid_size </text:span><text:span text:style-name="T28">-</text:span><text:span text:style-name="T24"> </text:span><text:span text:style-name="T28">1</text:span><text:span text:style-name="T24">:</text:span></text:p>
            <text:p text:style-name="P7"><text:span text:style-name="T24"><text:s text:c="12"/></text:span><text:span text:style-name="T27">self</text:span><text:span text:style-name="T28">.</text:span><text:span text:style-name="T24">x_velo </text:span><text:span text:style-name="T28">*=</text:span><text:span text:style-name="T24"> </text:span><text:span text:style-name="T28">-1</text:span></text:p>
            <text:p text:style-name="P7"><text:span text:style-name="T24"><text:s text:c="12"/></text:span><text:span text:style-name="T27">self</text:span><text:span text:style-name="T28">.</text:span><text:span text:style-name="T24">x_pos </text:span><text:span text:style-name="T28">+=</text:span><text:span text:style-name="T24"> </text:span><text:span text:style-name="T27">self</text:span><text:span text:style-name="T28">.</text:span><text:span text:style-name="T24">x_velo</text:span></text:p>
            <text:p text:style-name="P7"/>
            <text:p text:style-name="P7"><text:span text:style-name="T24"><text:s text:c="8"/></text:span><text:span text:style-name="T23">if</text:span><text:span text:style-name="T24"> </text:span><text:span text:style-name="T27">self</text:span><text:span text:style-name="T28">.</text:span><text:span text:style-name="T24">y_pos </text:span><text:span text:style-name="T28">&lt;</text:span><text:span text:style-name="T24"> </text:span><text:span text:style-name="T28">0</text:span><text:span text:style-name="T24"> </text:span><text:span text:style-name="T29">or</text:span><text:span text:style-name="T24"> </text:span><text:span text:style-name="T27">self</text:span><text:span text:style-name="T28">.</text:span><text:span text:style-name="T24">y_pos </text:span><text:span text:style-name="T28">&gt;</text:span><text:span text:style-name="T24"> grid_size </text:span><text:span text:style-name="T28">-</text:span><text:span text:style-name="T24"> </text:span><text:span text:style-name="T28">1</text:span><text:span text:style-name="T24">:</text:span></text:p>
            <text:p text:style-name="P7"><text:span text:style-name="T24"><text:s text:c="12"/></text:span><text:span text:style-name="T27">self</text:span><text:span text:style-name="T28">.</text:span><text:span text:style-name="T24">y_velo </text:span><text:span text:style-name="T28">*=</text:span><text:span text:style-name="T24"> </text:span><text:span text:style-name="T28">-1</text:span></text:p>
            <text:p text:style-name="P7"><text:span text:style-name="T24"><text:s text:c="12"/></text:span><text:span text:style-name="T27">self</text:span><text:span text:style-name="T28">.</text:span><text:span text:style-name="T24">y_pos </text:span><text:span text:style-name="T28">+=</text:span><text:span text:style-name="T24"> </text:span><text:span text:style-name="T27">self</text:span><text:span text:style-name="T28">.</text:span><text:span text:style-name="T24">y_velo</text:span></text:p>
          </draw:text-box>
        </draw:frame>
        <draw:custom-shape draw:style-name="gr11" draw:text-style-name="P2" draw:layer="layout" svg:width="3.81cm" svg:height="7.874cm" svg:x="19.304cm" svg:y="2.032cm">
          <text:p/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3.567cm" svg:height="7.361cm" svg:x="19.547cm" svg:y="2.261cm">
          <draw:text-box>
            <text:p text:style-name="P2">Point class</text:p>
            <text:p text:style-name="P2"/>
            <text:p text:style-name="P2">x_pos</text:p>
            <text:p text:style-name="P2">y_pos</text:p>
            <text:p text:style-name="P2"/>
            <text:p text:style-name="P2">x_velo</text:p>
            <text:p text:style-name="P2">y_velo</text:p>
            <text:p text:style-name="P2"/>
            <text:p text:style-name="P2">move()</text:p>
            <text:p text:style-name="P2">bounce()</text:p>
          </draw:text-box>
        </draw:frame>
        <draw:frame draw:style-name="gr5" draw:text-style-name="P11" draw:layer="layout" svg:width="16.315cm" svg:height="3.095cm" svg:x="2.227cm" svg:y="15.748cm">
          <draw:text-box>
            <text:list text:style-name="L1">
              <text:list-item>
                <text:p>Behavior and data is self contain</text:p>
                <text:p/>
              </text:list-item>
              <text:list-item>
                <text:p>Different points have the same data and behavior</text:p>
                <text:list>
                  <text:list-item>
                    <text:p>Yet they are individual and can have different val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6" draw:layer="layout" svg:width="14.224cm" svg:height="7.361cm" svg:x="13.208cm" svg:y="7.366cm">
          <draw:text-box>
            <text:list text:style-name="L1">
              <text:list-item>
                <text:p text:style-name="P5">More can be done</text:p>
                <text:p text:style-name="P5"/>
              </text:list-item>
              <text:list-item>
                <text:p text:style-name="P5">We are still accessing points individually</text:p>
                <text:p text:style-name="P5"/>
              </text:list-item>
              <text:list-item>
                <text:p text:style-name="P5">Features are available to make it easier to add points</text:p>
              </text:list-item>
            </text:list>
          </draw:text-box>
        </draw:frame>
        <draw:frame draw:style-name="gr12" draw:text-style-name="P19" draw:layer="layout" svg:width="18.864cm" svg:height="14.771cm" svg:x="1.202cm" svg:y="0.508cm">
          <draw:text-box>
            <text:p text:style-name="P18"><text:span text:style-name="T24">GRID_SIZE </text:span><text:span text:style-name="T28">=</text:span><text:span text:style-name="T24"> </text:span><text:span text:style-name="T28">5</text:span></text:p>
            <text:p text:style-name="P18"><text:span text:style-name="T24">grid </text:span><text:span text:style-name="T28">=</text:span><text:span text:style-name="T24"> [[</text:span><text:span text:style-name="T28">0</text:span><text:span text:style-name="T24">]</text:span><text:span text:style-name="T28">*</text:span><text:span text:style-name="T24">GRID_SIZE </text:span><text:span text:style-name="T23">for</text:span><text:span text:style-name="T24"> i </text:span><text:span text:style-name="T29">in</text:span><text:span text:style-name="T24"> </text:span><text:span text:style-name="T27">range</text:span><text:span text:style-name="T24">(GRID_SIZE)]</text:span></text:p>
            <text:p text:style-name="P18"><text:span text:style-name="T24"/></text:p>
            <text:p text:style-name="P18"><text:span text:style-name="T24">point </text:span><text:span text:style-name="T28">=</text:span><text:span text:style-name="T24"> Point(y_pos</text:span><text:span text:style-name="T28">=0</text:span><text:span text:style-name="T24">, x_pos</text:span><text:span text:style-name="T28">=0</text:span><text:span text:style-name="T24">, y_velo</text:span><text:span text:style-name="T28">=1</text:span><text:span text:style-name="T24">, x_velo</text:span><text:span text:style-name="T28">=0</text:span><text:span text:style-name="T24">)</text:span></text:p>
            <text:p text:style-name="P18"><text:span text:style-name="T24">point_1 </text:span><text:span text:style-name="T28">=</text:span><text:span text:style-name="T24"> Point(y_pos</text:span><text:span text:style-name="T28">=4</text:span><text:span text:style-name="T24">, x_pos</text:span><text:span text:style-name="T28">=0</text:span><text:span text:style-name="T24">, y_velo</text:span><text:span text:style-name="T28">=1</text:span><text:span text:style-name="T24">, x_velo</text:span><text:span text:style-name="T28">=0</text:span><text:span text:style-name="T24">)</text:span></text:p>
            <text:p text:style-name="P18"><text:span text:style-name="T24"/></text:p>
            <text:p text:style-name="P18"><text:span text:style-name="T23">for</text:span><text:span text:style-name="T24"> i </text:span><text:span text:style-name="T29">in</text:span><text:span text:style-name="T24"> </text:span><text:span text:style-name="T27">range</text:span><text:span text:style-name="T24">(</text:span><text:span text:style-name="T28">5</text:span><text:span text:style-name="T24">):</text:span></text:p>
            <text:p text:style-name="P18"><text:span text:style-name="T24"><text:s text:c="4"/></text:span><text:span text:style-name="T24">grid[point</text:span><text:span text:style-name="T28">.</text:span><text:span text:style-name="T24">y_pos][point</text:span><text:span text:style-name="T28">.</text:span><text:span text:style-name="T24">x_pos] </text:span><text:span text:style-name="T28">=</text:span><text:span text:style-name="T24"> </text:span><text:span text:style-name="T28">1</text:span></text:p>
            <text:p text:style-name="P18"><text:span text:style-name="T24"><text:s text:c="4"/></text:span><text:span text:style-name="T24">grid[point_1</text:span><text:span text:style-name="T28">.</text:span><text:span text:style-name="T24">y_pos][point_1</text:span><text:span text:style-name="T28">.</text:span><text:span text:style-name="T24">x_pos] </text:span><text:span text:style-name="T28">=</text:span><text:span text:style-name="T24"> </text:span><text:span text:style-name="T28">1</text:span></text:p>
            <text:p text:style-name="P18"><text:span text:style-name="T24"/></text:p>
            <text:p text:style-name="P18"><text:span text:style-name="T24"><text:s text:c="4"/></text:span><text:span text:style-name="T23">for</text:span><text:span text:style-name="T24"> row </text:span><text:span text:style-name="T29">in</text:span><text:span text:style-name="T24"> grid:</text:span></text:p>
            <text:p text:style-name="P18"><text:span text:style-name="T24"><text:s text:c="8"/></text:span><text:span text:style-name="T23">print</text:span><text:span text:style-name="T24">(row)</text:span></text:p>
            <text:p text:style-name="P18"><text:span text:style-name="T24"><text:s text:c="4"/></text:span><text:span text:style-name="T23">print</text:span><text:span text:style-name="T24">()</text:span></text:p>
            <text:p text:style-name="P18"><text:span text:style-name="T24"/></text:p>
            <text:p text:style-name="P18"><text:span text:style-name="T24"><text:s text:c="4"/></text:span><text:span text:style-name="T24">grid[point</text:span><text:span text:style-name="T28">.</text:span><text:span text:style-name="T24">y_pos][point</text:span><text:span text:style-name="T28">.</text:span><text:span text:style-name="T24">x_pos] </text:span><text:span text:style-name="T28">=</text:span><text:span text:style-name="T24"> </text:span><text:span text:style-name="T28">0</text:span></text:p>
            <text:p text:style-name="P18"><text:span text:style-name="T24"><text:s text:c="4"/></text:span><text:span text:style-name="T24">grid[point_1</text:span><text:span text:style-name="T28">.</text:span><text:span text:style-name="T24">y_pos][point_1</text:span><text:span text:style-name="T28">.</text:span><text:span text:style-name="T24">x_pos] </text:span><text:span text:style-name="T28">=</text:span><text:span text:style-name="T24"> </text:span><text:span text:style-name="T28">0</text:span></text:p>
            <text:p text:style-name="P18"><text:span text:style-name="T24"/></text:p>
            <text:p text:style-name="P18"><text:span text:style-name="T24"><text:s text:c="4"/></text:span><text:span text:style-name="T24">point</text:span><text:span text:style-name="T28">.</text:span><text:span text:style-name="T24">move()</text:span></text:p>
            <text:p text:style-name="P18"><text:span text:style-name="T24"><text:s text:c="4"/></text:span><text:span text:style-name="T24">point</text:span><text:span text:style-name="T28">.</text:span><text:span text:style-name="T24">bounce(GRID_SIZE)</text:span></text:p>
            <text:p text:style-name="P18"><text:span text:style-name="T24"/></text:p>
            <text:p text:style-name="P18"><text:span text:style-name="T24"><text:s text:c="4"/></text:span><text:span text:style-name="T24">point_1</text:span><text:span text:style-name="T28">.</text:span><text:span text:style-name="T24">move()</text:span></text:p>
            <text:p text:style-name="P18"><text:span text:style-name="T24"><text:s text:c="4"/></text:span><text:span text:style-name="T24">point_1</text:span><text:span text:style-name="T28">.</text:span><text:span text:style-name="T24">bounce(GRID_SIZ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3" draw:text-style-name="P21" draw:layer="layout" svg:width="18.034cm" svg:height="19.393cm" svg:x="0.508cm" svg:y="0.419cm">
          <draw:text-box>
            <text:p text:style-name="P20"><text:span text:style-name="T30">class</text:span><text:span text:style-name="T31"> </text:span><text:span text:style-name="T32">Point</text:span><text:span text:style-name="T31">():</text:span></text:p>
            <text:p text:style-name="P20"><text:span text:style-name="T31"><text:s text:c="4"/></text:span><text:span text:style-name="T30">def</text:span><text:span text:style-name="T31"> </text:span><text:span text:style-name="T33">__init__</text:span><text:span text:style-name="T31">(</text:span><text:span text:style-name="T34">self</text:span><text:span text:style-name="T31">, y_pos</text:span><text:span text:style-name="T35">=0</text:span><text:span text:style-name="T31">, x_pos</text:span><text:span text:style-name="T35">=0</text:span><text:span text:style-name="T31">, y_velo</text:span><text:span text:style-name="T35">=0</text:span><text:span text:style-name="T31">, x_velo</text:span><text:span text:style-name="T35">=0</text:span><text:span text:style-name="T31">):</text:span></text:p>
            <text:p text:style-name="P20"><text:span text:style-name="T31"><text:s text:c="8"/></text:span><text:span text:style-name="T34">self</text:span><text:span text:style-name="T35">.</text:span><text:span text:style-name="T31">x_pos </text:span><text:span text:style-name="T35">=</text:span><text:span text:style-name="T31"> x_pos</text:span></text:p>
            <text:p text:style-name="P20"><text:span text:style-name="T31"><text:s text:c="8"/></text:span><text:span text:style-name="T34">self</text:span><text:span text:style-name="T35">.</text:span><text:span text:style-name="T31">y_pos </text:span><text:span text:style-name="T35">=</text:span><text:span text:style-name="T31"> y_pos</text:span></text:p>
            <text:p text:style-name="P20"><text:span text:style-name="T36"/></text:p>
            <text:p text:style-name="P20"><text:span text:style-name="T31"><text:s text:c="8"/></text:span><text:span text:style-name="T34">self</text:span><text:span text:style-name="T35">.</text:span><text:span text:style-name="T31">x_velo </text:span><text:span text:style-name="T35">=</text:span><text:span text:style-name="T31"> x_velo</text:span></text:p>
            <text:p text:style-name="P20"><text:span text:style-name="T31"><text:s text:c="8"/></text:span><text:span text:style-name="T34">self</text:span><text:span text:style-name="T35">.</text:span><text:span text:style-name="T31">y_velo </text:span><text:span text:style-name="T35">=</text:span><text:span text:style-name="T31"> y_velo</text:span></text:p>
            <text:p text:style-name="P20"><text:span text:style-name="T36"/></text:p>
            <text:p text:style-name="P20"><text:span text:style-name="T31"><text:s text:c="4"/></text:span><text:span text:style-name="T30">def</text:span><text:span text:style-name="T31"> </text:span><text:span text:style-name="T33">move</text:span><text:span text:style-name="T31">(</text:span><text:span text:style-name="T34">self</text:span><text:span text:style-name="T31">):</text:span></text:p>
            <text:p text:style-name="P20"><text:span text:style-name="T31"><text:s text:c="8"/></text:span><text:span text:style-name="T34">self</text:span><text:span text:style-name="T35">.</text:span><text:span text:style-name="T31">x_pos </text:span><text:span text:style-name="T35">+=</text:span><text:span text:style-name="T31"> </text:span><text:span text:style-name="T34">self</text:span><text:span text:style-name="T35">.</text:span><text:span text:style-name="T31">x_velo</text:span></text:p>
            <text:p text:style-name="P20"><text:span text:style-name="T31"><text:s text:c="8"/></text:span><text:span text:style-name="T34">self</text:span><text:span text:style-name="T35">.</text:span><text:span text:style-name="T31">y_pos </text:span><text:span text:style-name="T35">+=</text:span><text:span text:style-name="T31"> </text:span><text:span text:style-name="T34">self</text:span><text:span text:style-name="T35">.</text:span><text:span text:style-name="T31">y_velo</text:span></text:p>
            <text:p text:style-name="P20"><text:span text:style-name="T36"/></text:p>
            <text:p text:style-name="P20"><text:span text:style-name="T31"><text:s text:c="4"/></text:span><text:span text:style-name="T30">def</text:span><text:span text:style-name="T31"> </text:span><text:span text:style-name="T33">bounce</text:span><text:span text:style-name="T31">(</text:span><text:span text:style-name="T34">self</text:span><text:span text:style-name="T31">, grid_size):</text:span></text:p>
            <text:p text:style-name="P20"><text:span text:style-name="T31"><text:s text:c="8"/></text:span><text:span text:style-name="T30">if</text:span><text:span text:style-name="T31"> </text:span><text:span text:style-name="T34">self</text:span><text:span text:style-name="T35">.</text:span><text:span text:style-name="T31">x_pos </text:span><text:span text:style-name="T35">&lt;</text:span><text:span text:style-name="T31"> </text:span><text:span text:style-name="T35">0</text:span><text:span text:style-name="T31"> </text:span><text:span text:style-name="T37">or</text:span><text:span text:style-name="T31"> </text:span><text:span text:style-name="T34">self</text:span><text:span text:style-name="T35">.</text:span><text:span text:style-name="T31">x_pos </text:span><text:span text:style-name="T35">&gt;</text:span><text:span text:style-name="T31"> grid_size </text:span><text:span text:style-name="T35">-</text:span><text:span text:style-name="T31"> </text:span><text:span text:style-name="T35">1</text:span><text:span text:style-name="T31">:</text:span></text:p>
            <text:p text:style-name="P20"><text:span text:style-name="T31"><text:s text:c="12"/></text:span><text:span text:style-name="T34">self</text:span><text:span text:style-name="T35">.</text:span><text:span text:style-name="T31">x_velo </text:span><text:span text:style-name="T35">*=</text:span><text:span text:style-name="T31"> </text:span><text:span text:style-name="T35">-1</text:span></text:p>
            <text:p text:style-name="P20"><text:span text:style-name="T31"><text:s text:c="12"/></text:span><text:span text:style-name="T34">self</text:span><text:span text:style-name="T35">.</text:span><text:span text:style-name="T31">x_pos </text:span><text:span text:style-name="T35">+=</text:span><text:span text:style-name="T31"> </text:span><text:span text:style-name="T34">self</text:span><text:span text:style-name="T35">.</text:span><text:span text:style-name="T31">x_velo</text:span></text:p>
            <text:p text:style-name="P20"><text:span text:style-name="T36"/></text:p>
            <text:p text:style-name="P20"><text:span text:style-name="T31"><text:s text:c="8"/></text:span><text:span text:style-name="T30">if</text:span><text:span text:style-name="T31"> </text:span><text:span text:style-name="T34">self</text:span><text:span text:style-name="T35">.</text:span><text:span text:style-name="T31">y_pos </text:span><text:span text:style-name="T35">&lt;</text:span><text:span text:style-name="T31"> </text:span><text:span text:style-name="T35">0</text:span><text:span text:style-name="T31"> </text:span><text:span text:style-name="T37">or</text:span><text:span text:style-name="T31"> </text:span><text:span text:style-name="T34">self</text:span><text:span text:style-name="T35">.</text:span><text:span text:style-name="T31">y_pos </text:span><text:span text:style-name="T35">&gt;</text:span><text:span text:style-name="T31"> grid_size </text:span><text:span text:style-name="T35">-</text:span><text:span text:style-name="T31"> </text:span><text:span text:style-name="T35">1</text:span><text:span text:style-name="T31">:</text:span></text:p>
            <text:p text:style-name="P20"><text:span text:style-name="T31"><text:s text:c="12"/></text:span><text:span text:style-name="T34">self</text:span><text:span text:style-name="T35">.</text:span><text:span text:style-name="T31">y_velo </text:span><text:span text:style-name="T35">*=</text:span><text:span text:style-name="T31"> </text:span><text:span text:style-name="T35">-1</text:span></text:p>
            <text:p text:style-name="P20"><text:span text:style-name="T31"><text:s text:c="12"/></text:span><text:span text:style-name="T34">self</text:span><text:span text:style-name="T35">.</text:span><text:span text:style-name="T31">y_pos </text:span><text:span text:style-name="T35">+=</text:span><text:span text:style-name="T31"> </text:span><text:span text:style-name="T34">self</text:span><text:span text:style-name="T35">.</text:span><text:span text:style-name="T31">y_velo</text:span></text:p>
            <text:p text:style-name="P20"><text:span text:style-name="T36"/></text:p>
            <text:p text:style-name="P20"><text:span text:style-name="T30">class</text:span><text:span text:style-name="T31"> </text:span><text:span text:style-name="T32">Grid</text:span><text:span text:style-name="T31">():</text:span></text:p>
            <text:p text:style-name="P20"><text:span text:style-name="T31"><text:s text:c="4"/></text:span><text:span text:style-name="T30">def</text:span><text:span text:style-name="T31"> </text:span><text:span text:style-name="T33">__init__</text:span><text:span text:style-name="T31">(</text:span><text:span text:style-name="T34">self</text:span><text:span text:style-name="T31">, point_list</text:span><text:span text:style-name="T35">=</text:span><text:span text:style-name="T34">None</text:span><text:span text:style-name="T31">, grid_size</text:span><text:span text:style-name="T35">=5</text:span><text:span text:style-name="T31">):</text:span></text:p>
            <text:p text:style-name="P20"><text:span text:style-name="T31"><text:s text:c="8"/></text:span><text:span text:style-name="T34">self</text:span><text:span text:style-name="T35">.</text:span><text:span text:style-name="T31">grid </text:span><text:span text:style-name="T35">=</text:span><text:span text:style-name="T31"> [[</text:span><text:span text:style-name="T35">0</text:span><text:span text:style-name="T31">]</text:span><text:span text:style-name="T35">*</text:span><text:span text:style-name="T31">grid_size </text:span><text:span text:style-name="T30">for</text:span><text:span text:style-name="T31"> i </text:span><text:span text:style-name="T37">in</text:span><text:span text:style-name="T31"> </text:span><text:span text:style-name="T34">range</text:span><text:span text:style-name="T31">(grid_size)]</text:span></text:p>
            <text:p text:style-name="P20"><text:span text:style-name="T31"><text:s text:c="8"/></text:span><text:span text:style-name="T34">self</text:span><text:span text:style-name="T35">.</text:span><text:span text:style-name="T31">grid_size </text:span><text:span text:style-name="T35">=</text:span><text:span text:style-name="T31"> grid_size</text:span></text:p>
            <text:p text:style-name="P20"><text:span text:style-name="T36"/></text:p>
            <text:p text:style-name="P20"><text:span text:style-name="T31"><text:s text:c="8"/></text:span><text:span text:style-name="T30">if</text:span><text:span text:style-name="T31"> point_list </text:span><text:span text:style-name="T37">is</text:span><text:span text:style-name="T31"> </text:span><text:span text:style-name="T34">None</text:span><text:span text:style-name="T31">:</text:span></text:p>
            <text:p text:style-name="P20"><text:span text:style-name="T31"><text:s text:c="12"/></text:span><text:span text:style-name="T34">self</text:span><text:span text:style-name="T35">.</text:span><text:span text:style-name="T31">points </text:span><text:span text:style-name="T35">=</text:span><text:span text:style-name="T31"> []</text:span></text:p>
            <text:p text:style-name="P20"><text:span text:style-name="T31"><text:s text:c="8"/></text:span><text:span text:style-name="T30">else</text:span><text:span text:style-name="T31">:</text:span></text:p>
            <text:p text:style-name="P20"><text:span text:style-name="T31"><text:s text:c="12"/></text:span><text:span text:style-name="T34">self</text:span><text:span text:style-name="T35">.</text:span><text:span text:style-name="T31">points </text:span><text:span text:style-name="T35">=</text:span><text:span text:style-name="T31"> point_list</text:span></text:p>
            <text:p text:style-name="P20"><text:span text:style-name="T36"/></text:p>
            <text:p text:style-name="P20"><text:span text:style-name="T31"><text:s text:c="4"/></text:span><text:span text:style-name="T30">def</text:span><text:span text:style-name="T31"> </text:span><text:span text:style-name="T33">step</text:span><text:span text:style-name="T31">(</text:span><text:span text:style-name="T34">self</text:span><text:span text:style-name="T31">):</text:span></text:p>
            <text:p text:style-name="P20"><text:span text:style-name="T31"><text:s text:c="8"/></text:span><text:span text:style-name="T30">for</text:span><text:span text:style-name="T31"> point </text:span><text:span text:style-name="T37">in</text:span><text:span text:style-name="T31"> </text:span><text:span text:style-name="T34">self</text:span><text:span text:style-name="T35">.</text:span><text:span text:style-name="T31">points:</text:span></text:p>
            <text:p text:style-name="P20"><text:span text:style-name="T31"><text:s text:c="12"/></text:span><text:span text:style-name="T34">self</text:span><text:span text:style-name="T35">.</text:span><text:span text:style-name="T31">grid[point</text:span><text:span text:style-name="T35">.</text:span><text:span text:style-name="T31">y_pos][point</text:span><text:span text:style-name="T35">.</text:span><text:span text:style-name="T31">x_pos] </text:span><text:span text:style-name="T35">=</text:span><text:span text:style-name="T31"> </text:span><text:span text:style-name="T35">1</text:span></text:p>
            <text:p text:style-name="P20"><text:span text:style-name="T36"/></text:p>
            <text:p text:style-name="P20"><text:span text:style-name="T31"><text:s text:c="8"/></text:span><text:span text:style-name="T30">for</text:span><text:span text:style-name="T31"> row </text:span><text:span text:style-name="T37">in</text:span><text:span text:style-name="T31"> </text:span><text:span text:style-name="T34">self</text:span><text:span text:style-name="T35">.</text:span><text:span text:style-name="T31">grid:</text:span></text:p>
            <text:p text:style-name="P20"><text:span text:style-name="T31"><text:s text:c="12"/></text:span><text:span text:style-name="T30">print</text:span><text:span text:style-name="T31">(row)</text:span></text:p>
            <text:p text:style-name="P20"><text:span text:style-name="T31"><text:s text:c="8"/></text:span><text:span text:style-name="T30">print</text:span><text:span text:style-name="T31">()</text:span></text:p>
            <text:p text:style-name="P20"><text:span text:style-name="T36"/></text:p>
            <text:p text:style-name="P20"><text:span text:style-name="T31"><text:s text:c="8"/></text:span><text:span text:style-name="T30">for</text:span><text:span text:style-name="T31"> point </text:span><text:span text:style-name="T37">in</text:span><text:span text:style-name="T31"> </text:span><text:span text:style-name="T34">self</text:span><text:span text:style-name="T35">.</text:span><text:span text:style-name="T31">points:</text:span></text:p>
            <text:p text:style-name="P20"><text:span text:style-name="T31"><text:s text:c="12"/></text:span><text:span text:style-name="T34">self</text:span><text:span text:style-name="T35">.</text:span><text:span text:style-name="T31">grid[point</text:span><text:span text:style-name="T35">.</text:span><text:span text:style-name="T31">y_pos][point</text:span><text:span text:style-name="T35">.</text:span><text:span text:style-name="T31">x_pos] </text:span><text:span text:style-name="T35">=</text:span><text:span text:style-name="T31"> </text:span><text:span text:style-name="T35">0</text:span></text:p>
            <text:p text:style-name="P20"><text:span text:style-name="T36"/></text:p>
            <text:p text:style-name="P20"><text:span text:style-name="T31"><text:s text:c="8"/></text:span><text:span text:style-name="T30">for</text:span><text:span text:style-name="T31"> point </text:span><text:span text:style-name="T37">in</text:span><text:span text:style-name="T31"> </text:span><text:span text:style-name="T34">self</text:span><text:span text:style-name="T35">.</text:span><text:span text:style-name="T31">points:</text:span></text:p>
            <text:p text:style-name="P20"><text:span text:style-name="T31"><text:s text:c="12"/></text:span><text:span text:style-name="T31">point</text:span><text:span text:style-name="T35">.</text:span><text:span text:style-name="T31">move()</text:span></text:p>
            <text:p text:style-name="P20"><text:span text:style-name="T31"><text:s text:c="12"/></text:span><text:span text:style-name="T31">point</text:span><text:span text:style-name="T35">.</text:span><text:span text:style-name="T31">bounce(</text:span><text:span text:style-name="T34">self</text:span><text:span text:style-name="T35">.</text:span><text:span text:style-name="T31">grid_size)</text:span></text:p>
            <text:p text:style-name="P20"><text:span text:style-name="T36"/></text:p>
            <text:p text:style-name="P20"><text:span text:style-name="T31">GRID </text:span><text:span text:style-name="T35">=</text:span><text:span text:style-name="T31"> Grid([Point(</text:span><text:span text:style-name="T35">0</text:span><text:span text:style-name="T31">, </text:span><text:span text:style-name="T35">0</text:span><text:span text:style-name="T31">, </text:span><text:span text:style-name="T35">1</text:span><text:span text:style-name="T31">, </text:span><text:span text:style-name="T35">1</text:span><text:span text:style-name="T31">),</text:span></text:p>
            <text:p text:style-name="P20"><text:span text:style-name="T31"><text:s text:c="13"/></text:span><text:span text:style-name="T31">Point(</text:span><text:span text:style-name="T35">0</text:span><text:span text:style-name="T31">, </text:span><text:span text:style-name="T35">0</text:span><text:span text:style-name="T31">, </text:span><text:span text:style-name="T35">0</text:span><text:span text:style-name="T31">, </text:span><text:span text:style-name="T35">1</text:span><text:span text:style-name="T31">),</text:span></text:p>
            <text:p text:style-name="P20"><text:span text:style-name="T31"><text:s text:c="13"/></text:span><text:span text:style-name="T31">Point(</text:span><text:span text:style-name="T35">4</text:span><text:span text:style-name="T31">, </text:span><text:span text:style-name="T35">4</text:span><text:span text:style-name="T31">, </text:span><text:span text:style-name="T35">-1</text:span><text:span text:style-name="T31">, </text:span><text:span text:style-name="T35">-1</text:span><text:span text:style-name="T31">),</text:span></text:p>
            <text:p text:style-name="P20"><text:span text:style-name="T31"><text:s text:c="13"/></text:span><text:span text:style-name="T31">Point(</text:span><text:span text:style-name="T35">4</text:span><text:span text:style-name="T31">, </text:span><text:span text:style-name="T35">4</text:span><text:span text:style-name="T31">, </text:span><text:span text:style-name="T35">0</text:span><text:span text:style-name="T31">, </text:span><text:span text:style-name="T35">-1</text:span><text:span text:style-name="T31">)],</text:span></text:p>
            <text:p text:style-name="P20"><text:span text:style-name="T31"><text:s text:c="12"/></text:span><text:span text:style-name="T31">grid_size</text:span><text:span text:style-name="T35">=5</text:span><text:span text:style-name="T31">)</text:span></text:p>
            <text:p text:style-name="P20"><text:span text:style-name="T36"/></text:p>
            <text:p text:style-name="P20"><text:span text:style-name="T30">for</text:span><text:span text:style-name="T31"> i </text:span><text:span text:style-name="T37">in</text:span><text:span text:style-name="T31"> </text:span><text:span text:style-name="T34">range</text:span><text:span text:style-name="T31">(</text:span><text:span text:style-name="T35">5</text:span><text:span text:style-name="T31">):</text:span></text:p>
            <text:p text:style-name="P20"><text:span text:style-name="T31"><text:s text:c="4"/></text:span><text:span text:style-name="T31">GRID</text:span><text:span text:style-name="T35">.</text:span><text:span text:style-name="T31">step()</text:span></text:p>
          </draw:text-box>
        </draw:frame>
        <draw:frame draw:style-name="gr5" draw:text-style-name="P11" draw:layer="layout" svg:width="13.327cm" svg:height="3.095cm" svg:x="10.668cm" svg:y="2.794cm">
          <draw:text-box>
            <text:list text:style-name="L1">
              <text:list-item>
                <text:p>Final version</text:p>
                <text:p/>
              </text:list-item>
              <text:list-item>
                <text:p>OOP applied to Grid</text:p>
                <text:list>
                  <text:list-item>
                    <text:p>Now we can add as many points we w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3" draw:text-style-name="P19" draw:layer="layout" svg:width="18.034cm" svg:height="19.393cm" svg:x="0.508cm" svg:y="0.419cm">
          <draw:text-box>
            <text:p text:style-name="P18"><text:span text:style-name="T23">class</text:span><text:span text:style-name="T24"> </text:span><text:span text:style-name="T25">Grid</text:span><text:span text:style-name="T24">():</text:span></text:p>
            <text:p text:style-name="P18"><text:span text:style-name="T24"><text:s text:c="4"/></text:span><text:span text:style-name="T23">def</text:span><text:span text:style-name="T24"> </text:span><text:span text:style-name="T26">__init__</text:span><text:span text:style-name="T24">(</text:span><text:span text:style-name="T27">self</text:span><text:span text:style-name="T24">, point_list</text:span><text:span text:style-name="T28">=</text:span><text:span text:style-name="T27">None</text:span><text:span text:style-name="T24">, grid_size</text:span><text:span text:style-name="T28">=5</text:span><text:span text:style-name="T24">):</text:span></text:p>
            <text:p text:style-name="P18"><text:span text:style-name="T24"><text:s text:c="8"/></text:span><text:span text:style-name="T27">self</text:span><text:span text:style-name="T28">.</text:span><text:span text:style-name="T24">grid </text:span><text:span text:style-name="T28">=</text:span><text:span text:style-name="T24"> [[</text:span><text:span text:style-name="T28">0</text:span><text:span text:style-name="T24">]</text:span><text:span text:style-name="T28">*</text:span><text:span text:style-name="T24">grid_size </text:span><text:span text:style-name="T23">for</text:span><text:span text:style-name="T24"> i </text:span><text:span text:style-name="T29">in</text:span><text:span text:style-name="T24"> </text:span><text:span text:style-name="T27">range</text:span><text:span text:style-name="T24">(grid_size)]</text:span></text:p>
            <text:p text:style-name="P18"><text:span text:style-name="T24"><text:s text:c="8"/></text:span><text:span text:style-name="T27">self</text:span><text:span text:style-name="T28">.</text:span><text:span text:style-name="T24">grid_size </text:span><text:span text:style-name="T28">=</text:span><text:span text:style-name="T24"> grid_size</text:span></text:p>
            <text:p text:style-name="P18"><text:span text:style-name="T24"/></text:p>
            <text:p text:style-name="P18"><text:span text:style-name="T24"><text:s text:c="8"/></text:span><text:span text:style-name="T23">if</text:span><text:span text:style-name="T24"> point_list </text:span><text:span text:style-name="T29">is</text:span><text:span text:style-name="T24"> </text:span><text:span text:style-name="T27">None</text:span><text:span text:style-name="T24">:</text:span></text:p>
            <text:p text:style-name="P18"><text:span text:style-name="T24"><text:s text:c="12"/></text:span><text:span text:style-name="T27">self</text:span><text:span text:style-name="T28">.</text:span><text:span text:style-name="T24">points </text:span><text:span text:style-name="T28">=</text:span><text:span text:style-name="T24"> []</text:span></text:p>
            <text:p text:style-name="P18"><text:span text:style-name="T24"><text:s text:c="8"/></text:span><text:span text:style-name="T23">else</text:span><text:span text:style-name="T24">:</text:span></text:p>
            <text:p text:style-name="P18"><text:span text:style-name="T24"><text:s text:c="12"/></text:span><text:span text:style-name="T27">self</text:span><text:span text:style-name="T28">.</text:span><text:span text:style-name="T24">points </text:span><text:span text:style-name="T28">=</text:span><text:span text:style-name="T24"> point_list</text:span></text:p>
            <text:p text:style-name="P18"><text:span text:style-name="T24"/></text:p>
            <text:p text:style-name="P18"><text:span text:style-name="T24"><text:s text:c="4"/></text:span><text:span text:style-name="T23">def</text:span><text:span text:style-name="T24"> </text:span><text:span text:style-name="T26">step</text:span><text:span text:style-name="T24">(</text:span><text:span text:style-name="T27">self</text:span><text:span text:style-name="T24">):</text:span></text:p>
            <text:p text:style-name="P18"><text:span text:style-name="T24"><text:s text:c="8"/></text:span><text:span text:style-name="T23">for</text:span><text:span text:style-name="T24"> point </text:span><text:span text:style-name="T29">in</text:span><text:span text:style-name="T24"> </text:span><text:span text:style-name="T27">self</text:span><text:span text:style-name="T28">.</text:span><text:span text:style-name="T24">points:</text:span></text:p>
            <text:p text:style-name="P18"><text:span text:style-name="T24"><text:s text:c="12"/></text:span><text:span text:style-name="T27">self</text:span><text:span text:style-name="T28">.</text:span><text:span text:style-name="T24">grid[point</text:span><text:span text:style-name="T28">.</text:span><text:span text:style-name="T24">y_pos][point</text:span><text:span text:style-name="T28">.</text:span><text:span text:style-name="T24">x_pos] </text:span><text:span text:style-name="T28">=</text:span><text:span text:style-name="T24"> </text:span><text:span text:style-name="T28">1</text:span></text:p>
            <text:p text:style-name="P18"><text:span text:style-name="T24"/></text:p>
            <text:p text:style-name="P18"><text:span text:style-name="T24"><text:s text:c="8"/></text:span><text:span text:style-name="T23">for</text:span><text:span text:style-name="T24"> row </text:span><text:span text:style-name="T29">in</text:span><text:span text:style-name="T24"> </text:span><text:span text:style-name="T27">self</text:span><text:span text:style-name="T28">.</text:span><text:span text:style-name="T24">grid:</text:span></text:p>
            <text:p text:style-name="P18"><text:span text:style-name="T24"><text:s text:c="12"/></text:span><text:span text:style-name="T23">print</text:span><text:span text:style-name="T24">(row)</text:span></text:p>
            <text:p text:style-name="P18"><text:span text:style-name="T24"><text:s text:c="8"/></text:span><text:span text:style-name="T23">print</text:span><text:span text:style-name="T24">()</text:span></text:p>
            <text:p text:style-name="P18"><text:span text:style-name="T24"/></text:p>
            <text:p text:style-name="P18"><text:span text:style-name="T24"><text:s text:c="8"/></text:span><text:span text:style-name="T23">for</text:span><text:span text:style-name="T24"> point </text:span><text:span text:style-name="T29">in</text:span><text:span text:style-name="T24"> </text:span><text:span text:style-name="T27">self</text:span><text:span text:style-name="T28">.</text:span><text:span text:style-name="T24">points:</text:span></text:p>
            <text:p text:style-name="P18"><text:span text:style-name="T24"><text:s text:c="12"/></text:span><text:span text:style-name="T27">self</text:span><text:span text:style-name="T28">.</text:span><text:span text:style-name="T24">grid[point</text:span><text:span text:style-name="T28">.</text:span><text:span text:style-name="T24">y_pos][point</text:span><text:span text:style-name="T28">.</text:span><text:span text:style-name="T24">x_pos] </text:span><text:span text:style-name="T28">=</text:span><text:span text:style-name="T24"> </text:span><text:span text:style-name="T28">0</text:span></text:p>
            <text:p text:style-name="P18"><text:span text:style-name="T24"/></text:p>
            <text:p text:style-name="P18"><text:span text:style-name="T24"><text:s text:c="8"/></text:span><text:span text:style-name="T23">for</text:span><text:span text:style-name="T24"> point </text:span><text:span text:style-name="T29">in</text:span><text:span text:style-name="T24"> </text:span><text:span text:style-name="T27">self</text:span><text:span text:style-name="T28">.</text:span><text:span text:style-name="T24">points:</text:span></text:p>
            <text:p text:style-name="P18"><text:span text:style-name="T24"><text:s text:c="12"/></text:span><text:span text:style-name="T24">point</text:span><text:span text:style-name="T28">.</text:span><text:span text:style-name="T24">move()</text:span></text:p>
            <text:p text:style-name="P18"><text:span text:style-name="T24"><text:s text:c="12"/></text:span><text:span text:style-name="T24">point</text:span><text:span text:style-name="T28">.</text:span><text:span text:style-name="T24">bounce(</text:span><text:span text:style-name="T27">self</text:span><text:span text:style-name="T28">.</text:span><text:span text:style-name="T24">grid_size)</text:span></text:p>
            <text:p text:style-name="P18"><text:span text:style-name="T24"/></text:p>
          </draw:text-box>
        </draw:frame>
        <draw:custom-shape draw:style-name="gr14" draw:text-style-name="P2" draw:layer="layout" svg:width="5.842cm" svg:height="6.096cm" svg:x="16.51cm" svg:y="1.5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81cm" svg:height="4.517cm" svg:x="17.526cm" svg:y="2.032cm">
          <draw:text-box>
            <text:p text:style-name="P2">Grid class</text:p>
            <text:p text:style-name="P2"/>
            <text:p text:style-name="P2">point_list</text:p>
            <text:p text:style-name="P2">grid_size</text:p>
            <text:p text:style-name="P2"/>
            <text:p text:style-name="P2">step()</text:p>
          </draw:text-box>
        </draw:frame>
        <draw:frame draw:style-name="gr16" draw:text-style-name="P11" draw:layer="layout" svg:width="16.256cm" svg:height="4.517cm" svg:x="11.176cm" svg:y="14.732cm">
          <draw:text-box>
            <text:list text:style-name="L1">
              <text:list-item>
                <text:p>The same process is applied on every point</text:p>
                <text:list>
                  <text:list-item>
                    <text:p>Makes add more points easy</text:p>
                    <text:p/>
                  </text:list-item>
                </text:list>
              </text:list-item>
              <text:list-item>
                <text:p>Stuble: <text:span text:style-name="T1">ONE place </text:span>in the code is does <text:span text:style-name="T1">ONE thing</text:span></text:p>
                <text:list>
                  <text:list-item>
                    <text:p><text:span text:style-name="T2">If there are problems with placing points, tracing the issue isn't impossi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7" draw:text-style-name="P23" draw:layer="layout" svg:width="21.336cm" svg:height="12.535cm" svg:x="0.508cm" svg:y="0.419cm">
          <draw:text-box>
            <text:p text:style-name="P22"><text:span text:style-name="T38">GRID </text:span><text:span text:style-name="T39">=</text:span><text:span text:style-name="T38"> Grid([Point(</text:span><text:span text:style-name="T39">0</text:span><text:span text:style-name="T38">, </text:span><text:span text:style-name="T39">0</text:span><text:span text:style-name="T38">, </text:span><text:span text:style-name="T39">1</text:span><text:span text:style-name="T38">, </text:span><text:span text:style-name="T39">1</text:span><text:span text:style-name="T38">),</text:span></text:p>
            <text:p text:style-name="P22"><text:span text:style-name="T38"><text:s text:c="13"/></text:span><text:span text:style-name="T38">Point(</text:span><text:span text:style-name="T39">0</text:span><text:span text:style-name="T38">, </text:span><text:span text:style-name="T39">0</text:span><text:span text:style-name="T38">, </text:span><text:span text:style-name="T39">0</text:span><text:span text:style-name="T38">, </text:span><text:span text:style-name="T39">1</text:span><text:span text:style-name="T38">),</text:span></text:p>
            <text:p text:style-name="P22"><text:span text:style-name="T38"><text:s text:c="13"/></text:span><text:span text:style-name="T38">Point(</text:span><text:span text:style-name="T39">4</text:span><text:span text:style-name="T38">, </text:span><text:span text:style-name="T39">4</text:span><text:span text:style-name="T38">, </text:span><text:span text:style-name="T39">-1</text:span><text:span text:style-name="T38">, </text:span><text:span text:style-name="T39">-1</text:span><text:span text:style-name="T38">),</text:span></text:p>
            <text:p text:style-name="P22"><text:span text:style-name="T38"><text:s text:c="13"/></text:span><text:span text:style-name="T38">Point(</text:span><text:span text:style-name="T39">4</text:span><text:span text:style-name="T38">, </text:span><text:span text:style-name="T39">4</text:span><text:span text:style-name="T38">, </text:span><text:span text:style-name="T39">0</text:span><text:span text:style-name="T38">, </text:span><text:span text:style-name="T39">-1</text:span><text:span text:style-name="T38">)],</text:span></text:p>
            <text:p text:style-name="P22"><text:span text:style-name="T38"><text:s text:c="12"/></text:span><text:span text:style-name="T38">grid_size</text:span><text:span text:style-name="T39">=5</text:span><text:span text:style-name="T38">)</text:span></text:p>
            <text:p text:style-name="P22"><text:span text:style-name="T38"/></text:p>
            <text:p text:style-name="P22"><text:span text:style-name="T40">for</text:span><text:span text:style-name="T38"> i </text:span><text:span text:style-name="T41">in</text:span><text:span text:style-name="T38"> </text:span><text:span text:style-name="T42">range</text:span><text:span text:style-name="T38">(</text:span><text:span text:style-name="T39">5</text:span><text:span text:style-name="T38">):</text:span></text:p>
            <text:p text:style-name="P22"><text:span text:style-name="T38"><text:s text:c="4"/></text:span><text:span text:style-name="T38">GRID</text:span><text:span text:style-name="T39">.</text:span><text:span text:style-name="T38">step()</text:span></text:p>
          </draw:text-box>
        </draw:frame>
        <draw:frame draw:style-name="gr5" draw:text-style-name="P6" draw:layer="layout" svg:width="20.736cm" svg:height="4.517cm" svg:x="1.87cm" svg:y="12.704cm">
          <draw:text-box>
            <text:list text:style-name="L1">
              <text:list-item>
                <text:p text:style-name="P5">Everyone can understand what is going on* / see it</text:p>
                <text:list>
                  <text:list-item>
                    <text:p text:style-name="P5">You have points</text:p>
                  </text:list-item>
                  <text:list-item>
                    <text:p text:style-name="P5">You have the grid size</text:p>
                  </text:list-item>
                  <text:list-item>
                    <text:p text:style-name="P5">You move them</text:p>
                    <text:p text:style-name="P5"/>
                  </text:list-item>
                </text:list>
              </text:list-item>
              <text:list-item>
                <text:p text:style-name="P5">There are still unlabeled literals but you can go to the class's defini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text:style-name="P24">Every small detail is significant in code</text:p>
                <text:list>
                  <text:list-item>
                    <text:p text:style-name="P24">Errors and inconsistencies can drag down a project to retirement</text:p>
                  </text:list-item>
                </text:list>
              </text:list-item>
              <text:list-item>
                <text:p text:style-name="P24">Many techniques to approach coding</text:p>
                <text:list>
                  <text:list-item>
                    <text:p text:style-name="P24">Most programming languages pull from the same well</text:p>
                  </text:list-item>
                  <text:list-item>
                    <text:p text:style-name="P24">This code was in Python but the concepts are easily applicable in Java, C++, etc..</text:p>
                  </text:list-item>
                </text:list>
              </text:list-item>
              <text:list-item>
                <text:p text:style-name="P24">Understanding the dynamics of software development guides your designs cho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13:44:05.208579993</meta:creation-date>
    <dc:date>2016-03-08T13:53:36.097363407</dc:date>
    <meta:editing-duration>PT3H32M53S</meta:editing-duration>
    <meta:editing-cycles>60</meta:editing-cycles>
    <meta:generator>LibreOffice/5.0.5.2$Linux_X86_64 LibreOffice_project/00m0$Build-2</meta:generator>
    <meta:document-statistic meta:object-count="111"/>
  </office:meta>
</office:document-meta>
</file>